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3.43mm" fo:margin-left="-0.23mm" table:align="left"/>
    </style:style>
    <style:style style:name="Table1.A" style:family="table-column">
      <style:table-column-properties style:column-width="70.56mm"/>
    </style:style>
    <style:style style:name="Table1.B" style:family="table-column">
      <style:table-column-properties style:column-width="8.57mm"/>
    </style:style>
    <style:style style:name="Table1.A1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1.M1" style:family="table-cell">
      <style:table-cell-properties fo:padding="0.97mm" fo:border="0.25pt solid #000000" style:writing-mode="lr-tb"/>
    </style:style>
    <style:style style:name="Table1.A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B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background-color="#ccff66" fo:padding="0.97m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background-color="#99ff99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C4" style:family="table-cell">
      <style:table-cell-properties fo:background-color="#9999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background-color="#ff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C6" style:family="table-cell">
      <style:table-cell-properties fo:background-color="#66ff00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C7" style:family="table-cell">
      <style:table-cell-properties fo:background-color="#00cccc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D8" style:family="table-cell">
      <style:table-cell-properties fo:background-color="#ff99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D9" style:family="table-cell">
      <style:table-cell-properties fo:background-color="#0066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F10" style:family="table-cell">
      <style:table-cell-properties fo:background-color="#00cc33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H11" style:family="table-cell">
      <style:table-cell-properties fo:background-color="#66ff99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M1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75.9mm" table:align="margins"/>
    </style:style>
    <style:style style:name="Table4.A" style:family="table-column">
      <style:table-column-properties style:column-width="14.11mm" style:rel-column-width="5257*"/>
    </style:style>
    <style:style style:name="Table4.B" style:family="table-column">
      <style:table-column-properties style:column-width="161.78mm" style:rel-column-width="60278*"/>
    </style:style>
    <style:style style:name="Table4.A1" style:family="table-cell">
      <style:table-cell-properties style:vertical-align="middle" fo:padding="0.97mm" fo:border-left="0.05pt solid #808080" fo:border-right="none" fo:border-top="0.05pt solid #808080" fo:border-bottom="0.05pt solid #808080"/>
    </style:style>
    <style:style style:name="Table4.B1" style:family="table-cell">
      <style:table-cell-properties style:vertical-align="middle" fo:padding="0.97mm" fo:border="0.05pt solid #808080"/>
    </style:style>
    <style:style style:name="Table4.A2" style:family="table-cell">
      <style:table-cell-properties style:vertical-align="middle" fo:background-color="#ccffcc" fo:padding="0.97mm" fo:border-left="0.05pt solid #808080" fo:border-right="none" fo:border-top="none" fo:border-bottom="0.05pt solid #808080">
        <style:background-image/>
      </style:table-cell-properties>
    </style:style>
    <style:style style:name="Table4.B2" style:family="table-cell">
      <style:table-cell-properties style:vertical-align="middle" fo:background-color="#ccffcc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9" style:family="table-cell">
      <style:table-cell-properties style:vertical-align="middle" fo:background-color="#003300" fo:padding="0.97mm" fo:border-left="0.05pt solid #808080" fo:border-right="none" fo:border-top="none" fo:border-bottom="0.05pt solid #808080">
        <style:background-image/>
      </style:table-cell-properties>
    </style:style>
    <style:style style:name="Table4.B9" style:family="table-cell">
      <style:table-cell-properties style:vertical-align="middle" fo:background-color="#003300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13" style:family="table-cell">
      <style:table-cell-properties style:vertical-align="middle" fo:background-color="#cfe7f5" fo:padding="0.97mm" fo:border-left="0.05pt solid #808080" fo:border-right="none" fo:border-top="none" fo:border-bottom="0.05pt solid #808080">
        <style:background-image/>
      </style:table-cell-properties>
    </style:style>
    <style:style style:name="Table4.B13" style:family="table-cell">
      <style:table-cell-properties style:vertical-align="middle" fo:background-color="#cfe7f5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14" style:family="table-cell">
      <style:table-cell-properties style:vertical-align="middle" fo:background-color="#ffff99" fo:padding="0.97mm" fo:border-left="0.05pt solid #808080" fo:border-right="none" fo:border-top="none" fo:border-bottom="0.05pt solid #808080">
        <style:background-image/>
      </style:table-cell-properties>
    </style:style>
    <style:style style:name="Table4.B14" style:family="table-cell">
      <style:table-cell-properties style:vertical-align="middle" fo:background-color="#ffff99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18" style:family="table-cell">
      <style:table-cell-properties style:vertical-align="middle" fo:background-color="#ffff99" fo:padding="0.97mm" fo:border-left="0.05pt solid #808080" fo:border-right="none" fo:border-top="none" fo:border-bottom="0.05pt solid #99cc66">
        <style:background-image/>
      </style:table-cell-properties>
    </style:style>
    <style:style style:name="Table4.A19" style:family="table-cell">
      <style:table-cell-properties style:vertical-align="middle" fo:background-color="#cc9999" fo:padding="0.97mm" fo:border-left="0.05pt solid #808080" fo:border-right="none" fo:border-top="none" fo:border-bottom="0.05pt solid #808080">
        <style:background-image/>
      </style:table-cell-properties>
    </style:style>
    <style:style style:name="Table4.B19" style:family="table-cell">
      <style:table-cell-properties style:vertical-align="middle" fo:background-color="#cc9999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20" style:family="table-cell">
      <style:table-cell-properties style:vertical-align="middle" fo:background-color="#99cccc" fo:padding="0.97mm" fo:border-left="0.05pt solid #808080" fo:border-right="none" fo:border-top="none" fo:border-bottom="0.05pt solid #808080">
        <style:background-image/>
      </style:table-cell-properties>
    </style:style>
    <style:style style:name="Table4.B20" style:family="table-cell">
      <style:table-cell-properties style:vertical-align="middle" fo:background-color="#99cccc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22" style:family="table-cell">
      <style:table-cell-properties style:vertical-align="middle" fo:background-color="#99ff66" fo:padding="0.97mm" fo:border-left="0.05pt solid #808080" fo:border-right="none" fo:border-top="none" fo:border-bottom="0.05pt solid #808080">
        <style:background-image/>
      </style:table-cell-properties>
    </style:style>
    <style:style style:name="Table4.B22" style:family="table-cell">
      <style:table-cell-properties style:vertical-align="middle" fo:background-color="#99ff66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24" style:family="table-cell">
      <style:table-cell-properties style:vertical-align="middle" fo:background-color="#006699" fo:padding="0.97mm" fo:border-left="0.05pt solid #808080" fo:border-right="none" fo:border-top="none" fo:border-bottom="0.05pt solid #808080">
        <style:background-image/>
      </style:table-cell-properties>
    </style:style>
    <style:style style:name="Table4.B24" style:family="table-cell">
      <style:table-cell-properties style:vertical-align="middle" fo:background-color="#006699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25" style:family="table-cell">
      <style:table-cell-properties style:vertical-align="middle" fo:background-color="#cc3300" fo:padding="0.97mm" fo:border-left="0.05pt solid #808080" fo:border-right="none" fo:border-top="none" fo:border-bottom="0.05pt solid #808080">
        <style:background-image/>
      </style:table-cell-properties>
    </style:style>
    <style:style style:name="Table4.B25" style:family="table-cell">
      <style:table-cell-properties style:vertical-align="middle" fo:background-color="#cc3300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2" style:family="table">
      <style:table-properties style:width="175.22mm" fo:margin-left="0.86mm" table:align="left"/>
    </style:style>
    <style:style style:name="Table2.A" style:family="table-column">
      <style:table-column-properties style:column-width="12.05mm"/>
    </style:style>
    <style:style style:name="Table2.B" style:family="table-column">
      <style:table-column-properties style:column-width="25.29mm"/>
    </style:style>
    <style:style style:name="Table2.C" style:family="table-column">
      <style:table-column-properties style:column-width="67.61mm"/>
    </style:style>
    <style:style style:name="Table2.D" style:family="table-column">
      <style:table-column-properties style:column-width="12.65mm"/>
    </style:style>
    <style:style style:name="Table2.E" style:family="table-column">
      <style:table-column-properties style:column-width="8.52mm"/>
    </style:style>
    <style:style style:name="Table2.F" style:family="table-column">
      <style:table-column-properties style:column-width="49.11mm"/>
    </style:style>
    <style:style style:name="Table2.A1" style:family="table-cell">
      <style:table-cell-properties style:vertical-align="middle" fo:padding="0.97mm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style:vertical-align="middle" fo:padding="0.97mm" fo:border="0.25pt solid #000000" style:writing-mode="lr-tb"/>
    </style:style>
    <style:style style:name="Table2.A2" style:family="table-cell">
      <style:table-cell-properties style:vertical-align="middle" fo:padding="0.97mm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2.D8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2.E8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2.F8" style:family="table-cell">
      <style:table-cell-properties fo:padding="0.97mm" fo:border="0.25pt solid #000000" style:writing-mode="lr-tb"/>
    </style:style>
    <style:style style:name="Table2.C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9" style:family="table-cell">
      <style:table-cell-properties fo:padding="0.97mm" fo:border="0.25pt solid #000000" style:writing-mode="lr-tb"/>
    </style:style>
    <style:style style:name="Table2.C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10" style:family="table-cell">
      <style:table-cell-properties fo:padding="0.97mm" fo:border="0.25pt solid #000000" style:writing-mode="lr-tb"/>
    </style:style>
    <style:style style:name="Table2.C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11" style:family="table-cell">
      <style:table-cell-properties fo:padding="0.97mm" fo:border="0.25pt solid #000000" style:writing-mode="lr-tb"/>
    </style:style>
    <style:style style:name="Table2.C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12" style:family="table-cell">
      <style:table-cell-properties fo:padding="0.97mm" fo:border="0.25pt solid #000000" style:writing-mode="lr-tb"/>
    </style:style>
    <style:style style:name="Table2.C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13" style:family="table-cell">
      <style:table-cell-properties fo:padding="0.97mm" fo:border="0.25pt solid #000000" style:writing-mode="lr-tb"/>
    </style:style>
    <style:style style:name="Table2.C1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B49" style:family="table-cell">
      <style:table-cell-properties style:vertical-align="middle"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C49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49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49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0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0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0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1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1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1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2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2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2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3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3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3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4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4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4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114" style:family="table-row">
      <style:table-row-properties style:min-row-height="6.91mm"/>
    </style:style>
    <style:style style:name="Table2.C11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D14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0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0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0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176.02mm" table:align="center"/>
    </style:style>
    <style:style style:name="Table3.A" style:family="table-column">
      <style:table-column-properties style:column-width="25.35mm"/>
    </style:style>
    <style:style style:name="Table3.B" style:family="table-column">
      <style:table-column-properties style:column-width="150.67mm"/>
    </style:style>
    <style:style style:name="Table3.1" style:family="table-row">
      <style:table-row-properties fo:keep-together="always" style:use-optimal-row-height="false"/>
    </style:style>
    <style:style style:name="Table3.A1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0.97mm" fo:border="0.25pt solid #000000" style:writing-mode="lr-tb"/>
    </style:style>
    <style:style style:name="Table3.A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0.97mm" fo:border-left="0.25pt solid #000000" fo:border-right="none" fo:border-top="none" fo:border-bottom="0.5pt solid #000000" style:writing-mode="lr-tb"/>
    </style:style>
    <style:style style:name="Table3.B4" style:family="table-cell">
      <style:table-cell-properties fo:padding="0.97mm" fo:border-left="0.25pt solid #000000" fo:border-right="0.25pt solid #000000" fo:border-top="none" fo:border-bottom="0.5pt solid #000000" style:writing-mode="lr-tb"/>
    </style:style>
    <style:style style:name="Table3.A5" style:family="table-cell">
      <style:table-cell-properties fo:padding="0.97mm" fo:border-left="0.25pt solid #000000" fo:border-right="none" fo:border-top="0.5pt solid #000000" fo:border-bottom="0.25pt solid #000000" style:writing-mode="lr-tb"/>
    </style:style>
    <style:style style:name="Table3.B5" style:family="table-cell">
      <style:table-cell-properties fo:padding="0.97mm" fo:border-left="0.25pt solid #000000" fo:border-right="0.25pt solid #000000" fo:border-top="0.5pt solid #000000" fo:border-bottom="0.25pt solid #000000" style:writing-mode="lr-tb"/>
    </style:style>
    <style:style style:name="P1" style:family="paragraph" style:parent-style-name="Titulo_20_1">
      <style:paragraph-properties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Standard">
      <style:text-properties style:font-name="Arial" fo:font-size="10pt" fo:font-style="normal" officeooo:rsid="00192753" officeooo:paragraph-rsid="002147b7" style:font-size-asian="10pt" style:font-style-asian="normal" style:font-size-complex="10pt" style:font-style-complex="normal" style:text-rotation-angle="0" style:text-rotation-scale="line-height"/>
    </style:style>
    <style:style style:name="P4" style:family="paragraph" style:parent-style-name="Standard">
      <style:text-properties style:font-name="Arial" fo:font-size="10pt" fo:font-style="normal" officeooo:rsid="00274077" officeooo:paragraph-rsid="00274077" style:font-size-asian="10pt" style:font-style-asian="normal" style:font-size-complex="10pt" style:font-style-complex="normal" style:text-rotation-angle="0" style:text-rotation-scale="line-height"/>
    </style:style>
    <style:style style:name="P5" style:family="paragraph" style:parent-style-name="Standard"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6" style:family="paragraph" style:parent-style-name="Standard">
      <style:text-properties style:font-name="Arial" fo:font-size="10pt" fo:font-style="normal" officeooo:rsid="002b458e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7" style:family="paragraph" style:parent-style-name="Standard">
      <style:text-properties style:font-name="Arial" fo:font-size="10pt" fo:font-style="normal" officeooo:rsid="002b458e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8" style:family="paragraph" style:parent-style-name="Standard">
      <style:text-properties style:font-name="Arial" fo:font-size="10pt" fo:font-style="normal" officeooo:rsid="0032f412" officeooo:paragraph-rsid="0032f412" style:font-size-asian="10pt" style:font-style-asian="normal" style:font-size-complex="10pt" style:font-style-complex="normal" style:text-rotation-angle="0" style:text-rotation-scale="line-height"/>
    </style:style>
    <style:style style:name="P9" style:family="paragraph" style:parent-style-name="Standard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0" style:family="paragraph" style:parent-style-name="Standard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11" style:family="paragraph" style:parent-style-name="Standard">
      <style:text-properties style:font-name="Arial" fo:font-size="10pt" fo:font-style="normal" officeooo:rsid="003f994c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2" style:family="paragraph" style:parent-style-name="Standard">
      <style:text-properties style:font-name="Arial" fo:font-size="10pt" fo:font-style="normal" officeooo:rsid="004125d6" officeooo:paragraph-rsid="004125d6" style:font-size-asian="10pt" style:font-style-asian="normal" style:font-size-complex="10pt" style:font-style-complex="normal" style:text-rotation-angle="0" style:text-rotation-scale="line-height"/>
    </style:style>
    <style:style style:name="P13" style:family="paragraph" style:parent-style-name="Standard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4" style:family="paragraph" style:parent-style-name="Standard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15" style:family="paragraph" style:parent-style-name="Standard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6" style:family="paragraph" style:parent-style-name="Standard">
      <style:text-properties style:font-name="Arial" fo:font-size="10pt" fo:font-style="normal" officeooo:rsid="00501550" style:font-size-asian="10pt" style:font-style-asian="normal" style:font-size-complex="10pt" style:font-style-complex="normal" style:text-rotation-angle="0" style:text-rotation-scale="line-height"/>
    </style:style>
    <style:style style:name="P17" style:family="paragraph" style:parent-style-name="Standard">
      <style:text-properties style:font-name="Arial" fo:font-size="10pt" fo:font-style="normal" officeooo:rsid="00501550" officeooo:paragraph-rsid="00501550" style:font-size-asian="10pt" style:font-style-asian="normal" style:font-size-complex="10pt" style:font-style-complex="normal" style:text-rotation-angle="0" style:text-rotation-scale="line-height"/>
    </style:style>
    <style:style style:name="P18" style:family="paragraph" style:parent-style-name="Standard">
      <style:text-properties style:font-name="Arial" fo:font-size="10pt" fo:font-style="normal" officeooo:rsid="00501550" officeooo:paragraph-rsid="0056157e" style:font-size-asian="10pt" style:font-style-asian="normal" style:font-size-complex="10pt" style:font-style-complex="normal" style:text-rotation-angle="0" style:text-rotation-scale="line-height"/>
    </style:style>
    <style:style style:name="P19" style:family="paragraph" style:parent-style-name="Standard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20" style:family="paragraph" style:parent-style-name="Standard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21" style:family="paragraph" style:parent-style-name="Standard">
      <style:text-properties style:font-name="Arial" fo:font-size="10pt" fo:font-style="normal" officeooo:rsid="0056157e" officeooo:paragraph-rsid="0056157e" style:font-size-asian="10pt" style:font-style-asian="normal" style:font-size-complex="10pt" style:font-style-complex="normal" style:text-rotation-angle="0" style:text-rotation-scale="line-height"/>
    </style:style>
    <style:style style:name="P22" style:family="paragraph" style:parent-style-name="Standard">
      <style:text-properties style:font-name="Arial" fo:font-size="10pt" fo:font-style="normal" officeooo:rsid="00577495" officeooo:paragraph-rsid="00577495" style:font-size-asian="10pt" style:font-style-asian="normal" style:font-size-complex="10pt" style:font-style-complex="normal" style:text-rotation-angle="0" style:text-rotation-scale="line-height"/>
    </style:style>
    <style:style style:name="P23" style:family="paragraph" style:parent-style-name="Standard">
      <style:text-properties style:font-name="Arial" fo:font-size="10pt" fo:font-style="normal" officeooo:rsid="005be05f" officeooo:paragraph-rsid="005be05f" style:font-size-asian="10pt" style:font-style-asian="normal" style:font-size-complex="10pt" style:font-style-complex="normal" style:text-rotation-angle="0" style:text-rotation-scale="line-height"/>
    </style:style>
    <style:style style:name="P24" style:family="paragraph" style:parent-style-name="Standard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25" style:family="paragraph" style:parent-style-name="Standard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26" style:family="paragraph" style:parent-style-name="Standard">
      <style:text-properties style:font-name="Arial" fo:font-size="10pt" fo:font-style="normal" officeooo:rsid="00661a0f" officeooo:paragraph-rsid="00661a0f" style:font-size-asian="10pt" style:font-style-asian="normal" style:font-size-complex="10pt" style:font-style-complex="normal" style:text-rotation-angle="0" style:text-rotation-scale="line-height"/>
    </style:style>
    <style:style style:name="P27" style:family="paragraph" style:parent-style-name="Standard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28" style:family="paragraph" style:parent-style-name="Standard"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29" style:family="paragraph" style:parent-style-name="Standard">
      <style:text-properties style:font-name="Arial" fo:font-size="10pt" fo:font-style="normal" officeooo:rsid="007cd29d" officeooo:paragraph-rsid="007cd29d" style:font-size-asian="10pt" style:font-style-asian="normal" style:font-size-complex="10pt" style:font-style-complex="normal" style:text-rotation-angle="0" style:text-rotation-scale="line-height"/>
    </style:style>
    <style:style style:name="P30" style:family="paragraph" style:parent-style-name="Standard">
      <style:paragraph-properties fo:text-align="start" style:justify-single-word="false"/>
      <style:text-properties style:font-name="Arial" fo:font-size="10pt" fo:font-style="normal" officeooo:rsid="007cd29d" officeooo:paragraph-rsid="007cd29d" style:font-size-asian="10pt" style:font-style-asian="normal" style:font-size-complex="10pt" style:font-style-complex="normal" style:text-rotation-angle="0" style:text-rotation-scale="line-height"/>
    </style:style>
    <style:style style:name="P31" style:family="paragraph" style:parent-style-name="Standard">
      <style:text-properties style:font-name="Arial" fo:font-size="10pt" fo:font-style="normal" officeooo:rsid="007aa76d" officeooo:paragraph-rsid="007aa76d" style:font-size-asian="10pt" style:font-style-asian="normal" style:font-size-complex="10pt" style:font-style-complex="normal" style:text-rotation-angle="0" style:text-rotation-scale="line-height"/>
    </style:style>
    <style:style style:name="P32" style:family="paragraph" style:parent-style-name="Standard"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33" style:family="paragraph" style:parent-style-name="Standard">
      <style:text-properties style:font-name="Arial" fo:font-size="10pt" fo:font-style="normal" officeooo:rsid="00892db8" officeooo:paragraph-rsid="00892db8" style:font-size-asian="10pt" style:font-style-asian="normal" style:font-size-complex="10pt" style:font-style-complex="normal" style:text-rotation-angle="0" style:text-rotation-scale="line-height"/>
    </style:style>
    <style:style style:name="P34" style:family="paragraph" style:parent-style-name="Standard"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35" style:family="paragraph" style:parent-style-name="Standard"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36" style:family="paragraph" style:parent-style-name="Standard">
      <style:text-properties style:font-name="Arial" fo:font-size="10pt" fo:font-style="normal" officeooo:rsid="009cbe3f" officeooo:paragraph-rsid="009cbe3f" style:font-size-asian="10pt" style:font-style-asian="normal" style:font-size-complex="10pt" style:font-style-complex="normal" style:text-rotation-angle="0" style:text-rotation-scale="line-height"/>
    </style:style>
    <style:style style:name="P37" style:family="paragraph" style:parent-style-name="Standard">
      <style:text-properties style:font-name="Arial" fo:font-size="10pt" fo:font-style="normal" officeooo:rsid="009ebdc5" officeooo:paragraph-rsid="009ebdc5" style:font-size-asian="10pt" style:font-style-asian="normal" style:font-size-complex="10pt" style:font-style-complex="normal" style:text-rotation-angle="0" style:text-rotation-scale="line-height"/>
    </style:style>
    <style:style style:name="P38" style:family="paragraph" style:parent-style-name="Standard"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39" style:family="paragraph" style:parent-style-name="Standard"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40" style:family="paragraph" style:parent-style-name="Standard">
      <style:paragraph-properties fo:text-align="center" style:justify-single-word="false"/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41" style:family="paragraph" style:parent-style-name="Standard">
      <style:text-properties style:font-name="Arial" fo:font-size="10pt" fo:font-style="normal" officeooo:rsid="00b1112e" officeooo:paragraph-rsid="00b1112e" style:font-size-asian="10pt" style:font-style-asian="normal" style:font-size-complex="10pt" style:font-style-complex="normal" style:text-rotation-angle="0" style:text-rotation-scale="line-height"/>
    </style:style>
    <style:style style:name="P42" style:family="paragraph" style:parent-style-name="Standard">
      <style:text-properties style:font-name="Arial" fo:font-size="10pt" fo:font-style="normal" officeooo:rsid="00b6f631" officeooo:paragraph-rsid="00b6f631" style:font-size-asian="10pt" style:font-style-asian="normal" style:font-size-complex="10pt" style:font-style-complex="normal" style:text-rotation-angle="0" style:text-rotation-scale="line-height"/>
    </style:style>
    <style:style style:name="P43" style:family="paragraph" style:parent-style-name="Standard"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44" style:family="paragraph" style:parent-style-name="Standard">
      <style:text-properties style:font-name="Arial" fo:font-size="10pt" fo:font-style="normal" officeooo:rsid="00b80d19" officeooo:paragraph-rsid="00b80d19" style:font-size-asian="10pt" style:font-style-asian="normal" style:font-size-complex="10pt" style:font-style-complex="normal" style:text-rotation-angle="0" style:text-rotation-scale="line-height"/>
    </style:style>
    <style:style style:name="P45" style:family="paragraph" style:parent-style-name="Standard"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46" style:family="paragraph" style:parent-style-name="Standard">
      <style:text-properties style:font-name="Arial" fo:font-size="10pt" fo:font-style="normal" officeooo:rsid="00bcd40b" officeooo:paragraph-rsid="00bcd40b" style:font-size-asian="10pt" style:font-style-asian="normal" style:font-size-complex="10pt" style:font-style-complex="normal" style:text-rotation-angle="0" style:text-rotation-scale="line-height"/>
    </style:style>
    <style:style style:name="P47" style:family="paragraph" style:parent-style-name="Standard">
      <style:text-properties style:font-name="Arial" fo:font-size="10pt" fo:font-style="normal" officeooo:rsid="00dfc20d" officeooo:paragraph-rsid="00dfc20d" style:font-size-asian="10pt" style:font-style-asian="normal" style:font-size-complex="10pt" style:font-style-complex="normal" style:text-rotation-angle="0" style:text-rotation-scale="line-height"/>
    </style:style>
    <style:style style:name="P48" style:family="paragraph" style:parent-style-name="Standard">
      <style:text-properties style:font-name="Arial" fo:font-size="10pt" fo:font-style="normal" officeooo:rsid="00e20ddb" officeooo:paragraph-rsid="00e20ddb" style:font-size-asian="10pt" style:font-style-asian="normal" style:font-size-complex="10pt" style:font-style-complex="normal" style:text-rotation-angle="0" style:text-rotation-scale="line-height"/>
    </style:style>
    <style:style style:name="P49" style:family="paragraph" style:parent-style-name="Standard">
      <style:text-properties style:font-name="Arial" fo:font-size="10pt" fo:font-style="normal" officeooo:rsid="00e20ddb" officeooo:paragraph-rsid="00e29682" style:font-size-asian="10pt" style:font-style-asian="normal" style:font-size-complex="10pt" style:font-style-complex="normal" style:text-rotation-angle="0" style:text-rotation-scale="line-height"/>
    </style:style>
    <style:style style:name="P50" style:family="paragraph" style:parent-style-name="Standard"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51" style:family="paragraph" style:parent-style-name="Standard">
      <style:paragraph-properties fo:text-align="center" style:justify-single-word="false"/>
      <style:text-properties style:font-name="Arial" fo:font-size="22pt" fo:font-style="normal" fo:font-weight="bold" officeooo:rsid="000ee5b7" officeooo:paragraph-rsid="00671806" style:font-size-asian="22pt" style:font-style-asian="normal" style:font-weight-asian="bold" style:font-size-complex="22pt" style:font-style-complex="normal" style:font-weight-complex="bold" style:text-rotation-angle="90" style:text-rotation-scale="line-height"/>
    </style:style>
    <style:style style:name="P52" style:family="paragraph" style:parent-style-name="Standard">
      <style:text-properties style:font-name="Arial" fo:font-size="22pt" fo:font-style="normal" fo:font-weight="bold" officeooo:rsid="000ee5b7" officeooo:paragraph-rsid="00e20ddb" style:font-size-asian="22pt" style:font-style-asian="normal" style:font-weight-asian="bold" style:font-size-complex="22pt" style:font-style-complex="normal" style:font-weight-complex="bold" style:text-rotation-angle="90" style:text-rotation-scale="line-height"/>
    </style:style>
    <style:style style:name="P53" style:family="paragraph" style:parent-style-name="Standard">
      <style:text-properties style:font-name="Droid Sans"/>
    </style:style>
    <style:style style:name="P54" style:family="paragraph" style:parent-style-name="Standard">
      <style:text-properties style:font-name="Droid Sans" officeooo:rsid="00a1357a" officeooo:paragraph-rsid="00a1357a"/>
    </style:style>
    <style:style style:name="P55" style:family="paragraph" style:parent-style-name="Standard">
      <style:paragraph-properties fo:background-color="#ff3333">
        <style:background-image/>
      </style:paragraph-properties>
      <style:text-properties fo:font-style="normal" style:font-style-asian="normal" style:font-style-complex="normal"/>
    </style:style>
    <style:style style:name="P56" style:family="paragraph" style:parent-style-name="Table_20_Contents">
      <style:paragraph-properties fo:background-color="#ff3333">
        <style:background-image/>
      </style:paragraph-properties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57" style:family="paragraph" style:parent-style-name="Table_20_Contents">
      <style:paragraph-properties fo:background-color="#ff3333">
        <style:background-image/>
      </style:paragraph-properties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58" style:family="paragraph" style:parent-style-name="Table_20_Contents">
      <style:paragraph-properties fo:background-color="#ff3333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59" style:family="paragraph" style:parent-style-name="Titulo_20_2">
      <style:text-properties fo:background-color="#99ff66"/>
    </style:style>
    <style:style style:name="P60" style:family="paragraph" style:parent-style-name="Titulo_20_2">
      <style:text-properties style:font-weight-complex="bold"/>
    </style:style>
    <style:style style:name="P61" style:family="paragraph" style:parent-style-name="Titulo_20_2">
      <style:paragraph-properties fo:margin-left="12.52mm" fo:margin-right="0mm" fo:text-indent="0mm" style:auto-text-indent="false">
        <style:tab-stops/>
      </style:paragraph-properties>
      <style:text-properties fo:font-weight="normal" style:font-weight-asian="normal"/>
    </style:style>
    <style:style style:name="P62" style:family="paragraph" style:parent-style-name="Titulo_20_2">
      <style:paragraph-properties fo:margin-left="12.52mm" fo:margin-right="0mm" fo:text-indent="0mm" style:auto-text-indent="false">
        <style:tab-stops/>
      </style:paragraph-properties>
    </style:style>
    <style:style style:name="P63" style:family="paragraph" style:parent-style-name="Titulo_20_2">
      <style:paragraph-properties fo:margin-left="25.05mm" fo:margin-right="0mm" fo:text-indent="-6.35mm" style:auto-text-indent="false">
        <style:tab-stops/>
      </style:paragraph-properties>
      <style:text-properties fo:font-weight="normal" style:font-weight-asian="normal"/>
    </style:style>
    <style:style style:name="P64" style:family="paragraph" style:parent-style-name="Table_20_Contents">
      <style:text-properties style:font-name="Arial"/>
    </style:style>
    <style:style style:name="P65" style:family="paragraph" style:parent-style-name="Table_20_Contents">
      <style:text-properties style:font-name="Arial" fo:background-color="#99ff99"/>
    </style:style>
    <style:style style:name="P66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67" style:family="paragraph" style:parent-style-name="Table_20_Contents">
      <style:text-properties style:font-name="Arial" fo:font-size="10pt" style:font-size-asian="10pt" style:font-size-complex="10pt" style:text-rotation-angle="0" style:text-rotation-scale="line-height"/>
    </style:style>
    <style:style style:name="P68" style:family="paragraph" style:parent-style-name="Table_20_Contents">
      <style:text-properties style:font-name="Arial" fo:font-size="10pt" officeooo:rsid="000cc602" officeooo:paragraph-rsid="000cc602" style:font-size-asian="10pt" style:font-size-complex="10pt" style:text-rotation-angle="0" style:text-rotation-scale="line-height"/>
    </style:style>
    <style:style style:name="P69" style:family="paragraph" style:parent-style-name="Table_20_Contents">
      <style:text-properties style:font-name="Arial" fo:font-size="10pt" officeooo:rsid="000e3f09" officeooo:paragraph-rsid="000e3f09" style:font-size-asian="10pt" style:font-size-complex="10pt" style:text-rotation-angle="0" style:text-rotation-scale="line-height"/>
    </style:style>
    <style:style style:name="P70" style:family="paragraph" style:parent-style-name="Table_20_Contents">
      <style:text-properties style:font-name="Arial" fo:font-size="10pt" officeooo:rsid="0024ba67" officeooo:paragraph-rsid="0024ba67" style:font-size-asian="10pt" style:font-size-complex="10pt" style:text-rotation-angle="0" style:text-rotation-scale="line-height"/>
    </style:style>
    <style:style style:name="P71" style:family="paragraph" style:parent-style-name="Table_20_Contents">
      <style:text-properties style:font-name="Arial" fo:font-size="10pt" officeooo:rsid="00661a0f" officeooo:paragraph-rsid="00661a0f" style:font-size-asian="10pt" style:font-size-complex="10pt" style:text-rotation-angle="0" style:text-rotation-scale="line-height"/>
    </style:style>
    <style:style style:name="P72" style:family="paragraph" style:parent-style-name="Table_20_Contents">
      <style:text-properties style:font-name="Arial" fo:font-size="10pt" officeooo:rsid="008f03d5" officeooo:paragraph-rsid="008f03d5" style:font-size-asian="10pt" style:font-size-complex="10pt" style:text-rotation-angle="0" style:text-rotation-scale="line-height"/>
    </style:style>
    <style:style style:name="P73" style:family="paragraph" style:parent-style-name="Table_20_Contents">
      <style:text-properties style:font-name="Arial" fo:font-size="10pt" officeooo:rsid="00e20ddb" officeooo:paragraph-rsid="00e20ddb" style:font-size-asian="10pt" style:font-size-complex="10pt" style:text-rotation-angle="0" style:text-rotation-scale="line-height"/>
    </style:style>
    <style:style style:name="P74" style:family="paragraph" style:parent-style-name="Table_20_Contents">
      <style:text-properties style:font-name="Arial" fo:font-size="10pt" officeooo:rsid="00e3b226" officeooo:paragraph-rsid="00e3b226" style:font-size-asian="10pt" style:font-size-complex="10pt" style:text-rotation-angle="0" style:text-rotation-scale="line-height"/>
    </style:style>
    <style:style style:name="P75" style:family="paragraph" style:parent-style-name="Table_20_Contents"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76" style:family="paragraph" style:parent-style-name="Table_20_Contents"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7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78" style:family="paragraph" style:parent-style-name="Table_20_Contents">
      <style:text-properties style:font-name="Arial" fo:font-size="10pt" fo:font-style="normal" officeooo:rsid="009a524d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79" style:family="paragraph" style:parent-style-name="Table_20_Contents"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8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81" style:family="paragraph" style:parent-style-name="Table_20_Contents">
      <style:text-properties style:font-name="Arial" fo:font-size="10pt" fo:font-style="normal" officeooo:rsid="0099ce03" officeooo:paragraph-rsid="0099ce03" style:font-size-asian="10pt" style:font-style-asian="normal" style:font-size-complex="10pt" style:font-style-complex="normal" style:text-rotation-angle="0" style:text-rotation-scale="line-height"/>
    </style:style>
    <style:style style:name="P82" style:family="paragraph" style:parent-style-name="Table_20_Contents">
      <style:text-properties style:font-name="Arial" fo:font-size="10pt" fo:font-style="normal" officeooo:rsid="0096a498" officeooo:paragraph-rsid="0096a498" style:font-size-asian="10pt" style:font-style-asian="normal" style:font-size-complex="10pt" style:font-style-complex="normal" style:text-rotation-angle="0" style:text-rotation-scale="line-height"/>
    </style:style>
    <style:style style:name="P83" style:family="paragraph" style:parent-style-name="Table_20_Contents">
      <style:paragraph-properties fo:text-align="center" style:justify-single-word="false"/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84" style:family="paragraph" style:parent-style-name="Table_20_Contents">
      <style:text-properties style:font-name="Arial" fo:font-size="10pt" fo:font-style="normal" officeooo:rsid="001212a9" officeooo:paragraph-rsid="001212a9" style:font-size-asian="10pt" style:font-style-asian="normal" style:font-size-complex="10pt" style:font-style-complex="normal" style:text-rotation-angle="0" style:text-rotation-scale="line-height"/>
    </style:style>
    <style:style style:name="P8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1212a9" officeooo:paragraph-rsid="001212a9" style:font-size-asian="10pt" style:font-style-asian="normal" style:font-size-complex="10pt" style:font-style-complex="normal" style:text-rotation-angle="0" style:text-rotation-scale="line-height"/>
    </style:style>
    <style:style style:name="P86" style:family="paragraph" style:parent-style-name="Table_20_Contents">
      <style:text-properties style:font-name="Arial" fo:font-size="10pt" fo:font-style="normal" officeooo:rsid="001212a9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87" style:family="paragraph" style:parent-style-name="Table_20_Contents">
      <style:text-properties style:font-name="Arial" fo:font-size="10pt" fo:font-style="normal" officeooo:rsid="00178641" officeooo:paragraph-rsid="00178641" style:font-size-asian="10pt" style:font-style-asian="normal" style:font-size-complex="10pt" style:font-style-complex="normal" style:text-rotation-angle="0" style:text-rotation-scale="line-height"/>
    </style:style>
    <style:style style:name="P88" style:family="paragraph" style:parent-style-name="Table_20_Contents">
      <style:text-properties style:font-name="Arial" fo:font-size="10pt" fo:font-style="normal" officeooo:rsid="00192753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8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192753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90" style:family="paragraph" style:parent-style-name="Table_20_Contents">
      <style:text-properties style:font-name="Arial" fo:font-size="10pt" fo:font-style="normal" officeooo:rsid="00192753" officeooo:paragraph-rsid="002147b7" style:font-size-asian="10pt" style:font-style-asian="normal" style:font-size-complex="10pt" style:font-style-complex="normal" style:text-rotation-angle="0" style:text-rotation-scale="line-height"/>
    </style:style>
    <style:style style:name="P91" style:family="paragraph" style:parent-style-name="Table_20_Contents">
      <style:text-properties style:font-name="Arial" fo:font-size="10pt" fo:font-style="normal" officeooo:rsid="002b458e" officeooo:paragraph-rsid="002b458e" style:font-size-asian="10pt" style:font-style-asian="normal" style:font-size-complex="10pt" style:font-style-complex="normal" style:text-rotation-angle="0" style:text-rotation-scale="line-height"/>
    </style:style>
    <style:style style:name="P9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2b458e" officeooo:paragraph-rsid="002b458e" style:font-size-asian="10pt" style:font-style-asian="normal" style:font-size-complex="10pt" style:font-style-complex="normal" style:text-rotation-angle="0" style:text-rotation-scale="line-height"/>
    </style:style>
    <style:style style:name="P93" style:family="paragraph" style:parent-style-name="Table_20_Contents"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9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95" style:family="paragraph" style:parent-style-name="Table_20_Contents">
      <style:text-properties style:font-name="Arial" fo:font-size="10pt" fo:font-style="normal" officeooo:rsid="002d5d95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96" style:family="paragraph" style:parent-style-name="Table_20_Contents">
      <style:text-properties style:font-name="Arial" fo:font-size="10pt" fo:font-style="normal" officeooo:rsid="002d5d95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97" style:family="paragraph" style:parent-style-name="Table_20_Contents">
      <style:text-properties style:font-name="Arial" fo:font-size="10pt" fo:font-style="normal" officeooo:rsid="002d5d95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98" style:family="paragraph" style:parent-style-name="Table_20_Contents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9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00" style:family="paragraph" style:parent-style-name="Table_20_Contents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10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102" style:family="paragraph" style:parent-style-name="Table_20_Contents">
      <style:text-properties style:font-name="Arial" fo:font-size="10pt" fo:font-style="normal" officeooo:rsid="003ba0e2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03" style:family="paragraph" style:parent-style-name="Table_20_Contents">
      <style:text-properties style:font-name="Arial" fo:font-size="10pt" fo:font-style="normal" officeooo:rsid="003ba0e2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0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f994c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05" style:family="paragraph" style:parent-style-name="Table_20_Contents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0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0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4a00d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108" style:family="paragraph" style:parent-style-name="Table_20_Contents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10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110" style:family="paragraph" style:parent-style-name="Table_20_Contents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111" style:family="paragraph" style:parent-style-name="Table_20_Contents">
      <style:text-properties style:font-name="Arial" fo:font-size="10pt" fo:font-style="normal" officeooo:rsid="0050a3c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12" style:family="paragraph" style:parent-style-name="Table_20_Contents">
      <style:text-properties style:font-name="Arial" fo:font-size="10pt" fo:font-style="normal" officeooo:rsid="0050a3cf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13" style:family="paragraph" style:parent-style-name="Table_20_Contents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1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15" style:family="paragraph" style:parent-style-name="Table_20_Contents">
      <style:text-properties style:font-name="Arial" fo:font-size="10pt" fo:font-style="normal" officeooo:rsid="004a4e47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16" style:family="paragraph" style:parent-style-name="Table_20_Contents">
      <style:text-properties style:font-name="Arial" fo:font-size="10pt" fo:font-style="normal" officeooo:rsid="004a4e47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17" style:family="paragraph" style:parent-style-name="Table_20_Contents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1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19" style:family="paragraph" style:parent-style-name="Table_20_Contents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2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21" style:family="paragraph" style:parent-style-name="Table_20_Contents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2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23" style:family="paragraph" style:parent-style-name="Table_20_Contents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2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25" style:family="paragraph" style:parent-style-name="Table_20_Contents">
      <style:text-properties style:font-name="Arial" fo:font-size="10pt" fo:font-style="normal" officeooo:rsid="00671806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26" style:family="paragraph" style:parent-style-name="Table_20_Contents">
      <style:text-properties style:font-name="Arial" fo:font-size="10pt" fo:font-style="normal" officeooo:rsid="00671806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27" style:family="paragraph" style:parent-style-name="Table_20_Contents"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2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2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7aa76d" officeooo:paragraph-rsid="007aa76d" style:font-size-asian="10pt" style:font-style-asian="normal" style:font-size-complex="10pt" style:font-style-complex="normal" style:text-rotation-angle="0" style:text-rotation-scale="line-height"/>
    </style:style>
    <style:style style:name="P130" style:family="paragraph" style:parent-style-name="Table_20_Contents">
      <style:text-properties style:font-name="Arial" fo:font-size="10pt" fo:font-style="normal" officeooo:rsid="007ee701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31" style:family="paragraph" style:parent-style-name="Table_20_Contents"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13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13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1dffc" officeooo:paragraph-rsid="0091dffc" style:font-size-asian="10pt" style:font-style-asian="normal" style:font-size-complex="10pt" style:font-style-complex="normal" style:text-rotation-angle="0" style:text-rotation-scale="line-height"/>
    </style:style>
    <style:style style:name="P13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ebdc5" officeooo:paragraph-rsid="009ebdc5" style:font-size-asian="10pt" style:font-style-asian="normal" style:font-size-complex="10pt" style:font-style-complex="normal" style:text-rotation-angle="0" style:text-rotation-scale="line-height"/>
    </style:style>
    <style:style style:name="P135" style:family="paragraph" style:parent-style-name="Table_20_Contents"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13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13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138" style:family="paragraph" style:parent-style-name="Table_20_Contents"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139" style:family="paragraph" style:parent-style-name="Table_20_Contents">
      <style:text-properties style:font-name="Arial" fo:font-size="10pt" fo:font-style="normal" officeooo:rsid="00b1d84c" officeooo:paragraph-rsid="00b1d84c" style:font-size-asian="10pt" style:font-style-asian="normal" style:font-size-complex="10pt" style:font-style-complex="normal" style:text-rotation-angle="0" style:text-rotation-scale="line-height"/>
    </style:style>
    <style:style style:name="P14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1d84c" officeooo:paragraph-rsid="00b1d84c" style:font-size-asian="10pt" style:font-style-asian="normal" style:font-size-complex="10pt" style:font-style-complex="normal" style:text-rotation-angle="0" style:text-rotation-scale="line-height"/>
    </style:style>
    <style:style style:name="P141" style:family="paragraph" style:parent-style-name="Table_20_Contents"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4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43" style:family="paragraph" style:parent-style-name="Table_20_Contents"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14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145" style:family="paragraph" style:parent-style-name="Table_20_Contents">
      <style:text-properties style:font-name="Arial" fo:font-size="10pt" fo:font-style="normal" officeooo:rsid="00bcd40b" officeooo:paragraph-rsid="00bcd40b" style:font-size-asian="10pt" style:font-style-asian="normal" style:font-size-complex="10pt" style:font-style-complex="normal" style:text-rotation-angle="0" style:text-rotation-scale="line-height"/>
    </style:style>
    <style:style style:name="P146" style:family="paragraph" style:parent-style-name="Table_20_Contents">
      <style:text-properties style:font-name="Arial" fo:font-size="10pt" fo:font-style="normal" officeooo:rsid="00dd113f" officeooo:paragraph-rsid="00dd113f" style:font-size-asian="10pt" style:font-style-asian="normal" style:font-size-complex="10pt" style:font-style-complex="normal" style:text-rotation-angle="0" style:text-rotation-scale="line-height"/>
    </style:style>
    <style:style style:name="P14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dd113f" officeooo:paragraph-rsid="00dd113f" style:font-size-asian="10pt" style:font-style-asian="normal" style:font-size-complex="10pt" style:font-style-complex="normal" style:text-rotation-angle="0" style:text-rotation-scale="line-height"/>
    </style:style>
    <style:style style:name="P148" style:family="paragraph" style:parent-style-name="Table_20_Contents">
      <style:text-properties style:font-name="Arial" fo:font-size="10pt" fo:font-style="normal" officeooo:rsid="00e0d701" officeooo:paragraph-rsid="00e0d701" style:font-size-asian="10pt" style:font-style-asian="normal" style:font-size-complex="10pt" style:font-style-complex="normal" style:text-rotation-angle="0" style:text-rotation-scale="line-height"/>
    </style:style>
    <style:style style:name="P14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0d701" officeooo:paragraph-rsid="00e0d701" style:font-size-asian="10pt" style:font-style-asian="normal" style:font-size-complex="10pt" style:font-style-complex="normal" style:text-rotation-angle="0" style:text-rotation-scale="line-height"/>
    </style:style>
    <style:style style:name="P150" style:family="paragraph" style:parent-style-name="Table_20_Contents">
      <style:text-properties style:font-name="Arial" fo:font-size="10pt" fo:font-style="normal" officeooo:rsid="00e20ddb" officeooo:paragraph-rsid="00e20ddb" style:font-size-asian="10pt" style:font-style-asian="normal" style:font-size-complex="10pt" style:font-style-complex="normal" style:text-rotation-angle="0" style:text-rotation-scale="line-height"/>
    </style:style>
    <style:style style:name="P151" style:family="paragraph" style:parent-style-name="Table_20_Contents">
      <style:text-properties style:font-name="Arial" fo:font-size="10pt" fo:font-style="normal" officeooo:rsid="00e20ddb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152" style:family="paragraph" style:parent-style-name="Table_20_Contents"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15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154" style:family="paragraph" style:parent-style-name="Table_20_Contents">
      <style:paragraph-properties fo:text-align="center" style:justify-single-word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 style:text-rotation-angle="0" style:text-rotation-scale="line-height"/>
    </style:style>
    <style:style style:name="P155" style:family="paragraph" style:parent-style-name="Table_20_Contents">
      <style:paragraph-properties fo:text-align="center" style:justify-single-word="false"/>
      <style:text-properties style:font-name="Arial" fo:font-size="12pt" fo:font-style="normal" fo:font-weight="bold" style:font-size-asian="12pt" style:font-style-asian="normal" style:font-weight-asian="bold" style:font-style-complex="normal" style:font-weight-complex="bold" style:text-rotation-angle="0" style:text-rotation-scale="line-height"/>
    </style:style>
    <style:style style:name="P156" style:family="paragraph" style:parent-style-name="Table_20_Contents">
      <style:text-properties style:font-name="Arial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157" style:family="paragraph" style:parent-style-name="Table_20_Contents">
      <style:paragraph-properties fo:text-align="center" style:justify-single-word="false"/>
      <style:text-properties style:font-name="Arial" fo:font-size="22pt" fo:font-style="normal" fo:font-weight="bold" officeooo:rsid="000ee5b7" officeooo:paragraph-rsid="000ee5b7" style:font-size-asian="22pt" style:font-style-asian="normal" style:font-weight-asian="bold" style:font-size-complex="22pt" style:font-style-complex="normal" style:font-weight-complex="bold"/>
    </style:style>
    <style:style style:name="P158" style:family="paragraph" style:parent-style-name="Table_20_Contents">
      <style:paragraph-properties fo:background-color="#ccff00">
        <style:background-image/>
      </style:paragraph-properties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159" style:family="paragraph" style:parent-style-name="Table_20_Contents">
      <style:paragraph-properties fo:background-color="#ccff00">
        <style:background-image/>
      </style:paragraph-properties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160" style:family="paragraph" style:parent-style-name="Table_20_Contents">
      <style:paragraph-properties fo:background-color="#ccff00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61" style:family="paragraph" style:parent-style-name="Table_20_Contents">
      <style:paragraph-properties fo:background-color="transparent">
        <style:background-image/>
      </style:paragraph-properties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162" style:family="paragraph" style:parent-style-name="Table_20_Contents">
      <style:paragraph-properties fo:background-color="transparent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63" style:family="paragraph" style:parent-style-name="Table_20_Contents">
      <style:paragraph-properties fo:background-color="#ffff00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64" style:family="paragraph" style:parent-style-name="Titulo_20_1">
      <style:text-properties officeooo:rsid="00bcd40b" officeooo:paragraph-rsid="00bcd40b"/>
    </style:style>
    <style:style style:name="P165" style:family="paragraph" style:parent-style-name="Titulo_20_1">
      <style:text-properties fo:color="#333333" fo:font-size="10pt" officeooo:rsid="00bcd40b" officeooo:paragraph-rsid="00bcd40b" style:font-size-asian="10pt" style:font-size-complex="10pt"/>
    </style:style>
    <style:style style:name="P166" style:family="paragraph" style:parent-style-name="Titulo_20_1">
      <style:text-properties fo:font-size="10pt" fo:font-weight="normal" officeooo:rsid="00bf9d37" officeooo:paragraph-rsid="00bf9d37" style:font-size-asian="10pt" style:font-weight-asian="normal" style:font-size-complex="10pt" style:font-weight-complex="normal"/>
    </style:style>
    <style:style style:name="P167" style:family="paragraph" style:parent-style-name="Titulo_20_1">
      <style:text-properties fo:font-size="10pt" fo:font-weight="normal" officeooo:rsid="00c061c9" officeooo:paragraph-rsid="00c061c9" style:font-size-asian="10pt" style:font-weight-asian="normal" style:font-size-complex="10pt" style:font-weight-complex="normal"/>
    </style:style>
    <style:style style:name="P168" style:family="paragraph" style:parent-style-name="Titulo_20_1">
      <style:text-properties fo:font-size="10pt" fo:font-weight="normal" officeooo:rsid="00c1f5fc" officeooo:paragraph-rsid="00cf4a72" style:font-size-asian="10pt" style:font-weight-asian="normal" style:font-size-complex="10pt" style:font-weight-complex="normal"/>
    </style:style>
    <style:style style:name="P169" style:family="paragraph" style:parent-style-name="Titulo_20_1">
      <style:text-properties fo:font-size="10pt" fo:font-weight="normal" officeooo:rsid="00c8ac4b" officeooo:paragraph-rsid="00d0cd80" style:font-size-asian="10pt" style:font-weight-asian="normal" style:font-size-complex="10pt" style:font-weight-complex="normal"/>
    </style:style>
    <style:style style:name="P170" style:family="paragraph" style:parent-style-name="Titulo_20_1">
      <style:text-properties fo:font-size="10pt" fo:font-weight="normal" officeooo:rsid="00cbfbfa" officeooo:paragraph-rsid="00cec658" style:font-size-asian="10pt" style:font-weight-asian="normal" style:font-size-complex="10pt" style:font-weight-complex="normal"/>
    </style:style>
    <style:style style:name="P171" style:family="paragraph" style:parent-style-name="Titulo_20_1">
      <style:text-properties fo:font-size="10pt" fo:font-weight="normal" officeooo:rsid="00cec658" officeooo:paragraph-rsid="00d0cd80" style:font-size-asian="10pt" style:font-weight-asian="normal" style:font-size-complex="10pt" style:font-weight-complex="normal"/>
    </style:style>
    <style:style style:name="P172" style:family="paragraph" style:parent-style-name="Titulo_20_1">
      <style:text-properties fo:font-size="10pt" fo:font-weight="normal" officeooo:rsid="00cec658" officeooo:paragraph-rsid="00cec658" style:font-size-asian="10pt" style:font-weight-asian="normal" style:font-size-complex="10pt" style:font-weight-complex="normal"/>
    </style:style>
    <style:style style:name="P173" style:family="paragraph" style:parent-style-name="Titulo_20_1">
      <style:text-properties fo:font-size="10pt" fo:font-weight="normal" officeooo:rsid="00cf4a72" officeooo:paragraph-rsid="00cf4a72" style:font-size-asian="10pt" style:font-weight-asian="normal" style:font-size-complex="10pt" style:font-weight-complex="normal"/>
    </style:style>
    <style:style style:name="P174" style:family="paragraph" style:parent-style-name="Titulo_20_1">
      <style:text-properties fo:font-size="10pt" fo:font-weight="normal" officeooo:rsid="00cffebc" officeooo:paragraph-rsid="00cffebc" style:font-size-asian="10pt" style:font-weight-asian="normal" style:font-size-complex="10pt" style:font-weight-complex="normal"/>
    </style:style>
    <style:style style:name="P175" style:family="paragraph" style:parent-style-name="Titulo_20_1">
      <style:text-properties fo:font-size="10pt" fo:font-weight="normal" officeooo:rsid="00d0cd80" officeooo:paragraph-rsid="00d0cd80" style:font-size-asian="10pt" style:font-weight-asian="normal" style:font-size-complex="10pt" style:font-weight-complex="normal"/>
    </style:style>
    <style:style style:name="P176" style:family="paragraph" style:parent-style-name="Titulo_20_1">
      <style:text-properties fo:font-size="10pt" fo:font-weight="normal" officeooo:rsid="00d1eb35" officeooo:paragraph-rsid="00d1eb35" style:font-size-asian="10pt" style:font-weight-asian="normal" style:font-size-complex="10pt" style:font-weight-complex="normal"/>
    </style:style>
    <style:style style:name="P177" style:family="paragraph" style:parent-style-name="Titulo_20_1">
      <style:text-properties fo:font-size="10pt" fo:font-weight="normal" officeooo:rsid="00d45d0b" officeooo:paragraph-rsid="00d45d0b" style:font-size-asian="10pt" style:font-weight-asian="normal" style:font-size-complex="10pt" style:font-weight-complex="normal"/>
    </style:style>
    <style:style style:name="P178" style:family="paragraph" style:parent-style-name="Titulo_20_1">
      <style:text-properties fo:font-size="10pt" fo:font-weight="normal" officeooo:rsid="00d647ab" officeooo:paragraph-rsid="00d647ab" style:font-size-asian="10pt" style:font-weight-asian="normal" style:font-size-complex="10pt" style:font-weight-complex="normal"/>
    </style:style>
    <style:style style:name="P179" style:family="paragraph" style:parent-style-name="Titulo_20_1">
      <style:text-properties fo:font-size="10pt" fo:font-weight="normal" officeooo:rsid="00d7c18d" officeooo:paragraph-rsid="00d7c18d" style:font-size-asian="10pt" style:font-weight-asian="normal" style:font-size-complex="10pt" style:font-weight-complex="normal"/>
    </style:style>
    <style:style style:name="P180" style:family="paragraph" style:parent-style-name="Titulo_20_1">
      <style:text-properties fo:font-size="10pt" fo:font-weight="normal" officeooo:rsid="00d95c46" officeooo:paragraph-rsid="00d95c46" style:font-size-asian="10pt" style:font-weight-asian="normal" style:font-size-complex="10pt" style:font-weight-complex="normal"/>
    </style:style>
    <style:style style:name="P181" style:family="paragraph" style:parent-style-name="Titulo_20_1">
      <style:text-properties fo:font-size="10pt" fo:font-weight="normal" officeooo:rsid="00d9823e" officeooo:paragraph-rsid="00d9823e" style:font-size-asian="10pt" style:font-weight-asian="normal" style:font-size-complex="10pt" style:font-weight-complex="normal"/>
    </style:style>
    <style:style style:name="P182" style:family="paragraph" style:parent-style-name="Titulo_20_1">
      <style:text-properties fo:color="#ffffff" fo:font-size="10pt" fo:font-weight="normal" officeooo:rsid="00d9823e" officeooo:paragraph-rsid="00d9823e" style:font-size-asian="10pt" style:font-weight-asian="normal" style:font-size-complex="10pt" style:font-weight-complex="normal"/>
    </style:style>
    <style:style style:name="P183" style:family="paragraph" style:parent-style-name="Titulo_20_1">
      <style:text-properties fo:color="#ffffff" fo:font-size="10pt" fo:font-weight="normal" officeooo:rsid="00c6e47b" officeooo:paragraph-rsid="00c6e47b" style:font-size-asian="10pt" style:font-weight-asian="normal" style:font-size-complex="10pt" style:font-weight-complex="normal"/>
    </style:style>
    <style:style style:name="P184" style:family="paragraph" style:parent-style-name="Titulo_20_1">
      <style:text-properties fo:color="#ffffff" fo:font-size="10pt" fo:font-weight="normal" officeooo:rsid="00d3fd3d" officeooo:paragraph-rsid="00d3fd3d" style:font-size-asian="10pt" style:font-weight-asian="normal" style:font-size-complex="10pt" style:font-weight-complex="normal"/>
    </style:style>
    <style:style style:name="P185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86" style:family="paragraph" style:parent-style-name="Standard">
      <style:text-properties style:font-name="Arial" fo:font-size="10pt" fo:font-style="normal" officeooo:rsid="00e3b226" officeooo:paragraph-rsid="00e7bdf5" style:font-size-asian="10pt" style:font-style-asian="normal" style:font-size-complex="10pt" style:font-style-complex="normal" style:text-rotation-angle="0" style:text-rotation-scale="line-height"/>
    </style:style>
    <style:style style:name="P187" style:family="paragraph" style:parent-style-name="Standard">
      <style:text-properties style:font-name="Arial" fo:font-size="10pt" fo:font-style="normal" style:text-underline-style="none" officeooo:rsid="00e3b226" officeooo:paragraph-rsid="00e7bdf5" style:font-size-asian="10pt" style:font-style-asian="normal" style:font-size-complex="10pt" style:font-style-complex="normal" style:text-rotation-angle="0" style:text-rotation-scale="line-height"/>
    </style:style>
    <style:style style:name="P188" style:family="paragraph" style:parent-style-name="Titulo_20_1" style:master-page-name="MP0">
      <style:paragraph-properties fo:text-align="start" style:justify-single-word="false" style:page-number="auto" fo:break-before="page"/>
    </style:style>
    <style:style style:name="P189" style:family="paragraph" style:parent-style-name="Table_20_Contents">
      <style:text-properties style:font-name="Arial" fo:font-size="10pt" fo:font-style="normal" officeooo:rsid="00e20ddb" officeooo:paragraph-rsid="00e7bdf5" style:font-size-asian="10pt" style:font-style-asian="normal" style:font-size-complex="10pt" style:font-style-complex="normal" style:text-rotation-angle="0" style:text-rotation-scale="line-height"/>
    </style:style>
    <style:style style:name="P19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191" style:family="paragraph" style:parent-style-name="Table_20_Contents">
      <style:text-properties style:font-name="Arial" fo:font-size="10pt" fo:font-style="normal" officeooo:rsid="00e7bdf5" officeooo:paragraph-rsid="00e7bdf5" style:font-size-asian="10pt" style:font-style-asian="normal" style:font-size-complex="10pt" style:font-style-complex="normal" style:text-rotation-angle="0" style:text-rotation-scale="line-height"/>
    </style:style>
    <style:style style:name="P192" style:family="paragraph" style:parent-style-name="Table_20_Contents">
      <style:paragraph-properties fo:background-color="transparent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93" style:family="paragraph" style:parent-style-name="Table_20_Contents">
      <style:paragraph-properties fo:background-color="#ffff00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94" style:family="paragraph" style:parent-style-name="Table_20_Contents">
      <style:paragraph-properties fo:background-color="#ffff00">
        <style:background-image/>
      </style:paragraph-properties>
      <style:text-properties style:font-name="Arial" fo:font-size="10pt" fo:font-style="normal" style:text-underline-style="none" officeooo:rsid="00e3b226" style:font-size-asian="10pt" style:font-style-asian="normal" style:font-size-complex="10pt" style:font-style-complex="normal" style:text-rotation-angle="0" style:text-rotation-scale="line-height"/>
    </style:style>
    <style:style style:name="P195" style:family="paragraph" style:parent-style-name="Table_20_Contents">
      <style:paragraph-properties fo:background-color="#ff3333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T1" style:family="text">
      <style:text-properties fo:font-weight="normal" style:font-weight-asian="normal"/>
    </style:style>
    <style:style style:name="T2" style:family="text">
      <style:text-properties fo:font-style="italic" fo:font-weight="normal" style:font-style-asian="italic" style:font-weight-asian="normal" style:font-style-complex="italic"/>
    </style:style>
    <style:style style:name="T3" style:family="text">
      <style:text-properties officeooo:rsid="000e3f09"/>
    </style:style>
    <style:style style:name="T4" style:family="text">
      <style:text-properties officeooo:rsid="00157703"/>
    </style:style>
    <style:style style:name="T5" style:family="text">
      <style:text-properties officeooo:rsid="00274077"/>
    </style:style>
    <style:style style:name="T6" style:family="text">
      <style:text-properties officeooo:rsid="0027aec3"/>
    </style:style>
    <style:style style:name="T7" style:family="text">
      <style:text-properties officeooo:rsid="002fe759"/>
    </style:style>
    <style:style style:name="T8" style:family="text">
      <style:text-properties officeooo:rsid="0035fbd0"/>
    </style:style>
    <style:style style:name="T9" style:family="text">
      <style:text-properties officeooo:rsid="00368a8a"/>
    </style:style>
    <style:style style:name="T10" style:family="text">
      <style:text-properties officeooo:rsid="003c2e0a"/>
    </style:style>
    <style:style style:name="T11" style:family="text">
      <style:text-properties officeooo:rsid="003f994c"/>
    </style:style>
    <style:style style:name="T12" style:family="text">
      <style:text-properties officeooo:rsid="00431bb0"/>
    </style:style>
    <style:style style:name="T13" style:family="text">
      <style:text-properties officeooo:rsid="0050a3cf"/>
    </style:style>
    <style:style style:name="T14" style:family="text">
      <style:text-properties officeooo:rsid="0056157e"/>
    </style:style>
    <style:style style:name="T15" style:family="text">
      <style:text-properties officeooo:rsid="005deaa3"/>
    </style:style>
    <style:style style:name="T16" style:family="text">
      <style:text-properties officeooo:rsid="00609b0d"/>
    </style:style>
    <style:style style:name="T17" style:family="text">
      <style:text-properties officeooo:rsid="00661a0f"/>
    </style:style>
    <style:style style:name="T18" style:family="text">
      <style:text-properties officeooo:rsid="00671806"/>
    </style:style>
    <style:style style:name="T19" style:family="text">
      <style:text-properties officeooo:rsid="0075abb7"/>
    </style:style>
    <style:style style:name="T20" style:family="text">
      <style:text-properties officeooo:rsid="007aa76d"/>
    </style:style>
    <style:style style:name="T21" style:family="text">
      <style:text-properties officeooo:rsid="007b6af4"/>
    </style:style>
    <style:style style:name="T22" style:family="text">
      <style:text-properties officeooo:rsid="008b08b0"/>
    </style:style>
    <style:style style:name="T23" style:family="text">
      <style:text-properties officeooo:rsid="008f03d5"/>
    </style:style>
    <style:style style:name="T24" style:family="text">
      <style:text-properties officeooo:rsid="0091dffc"/>
    </style:style>
    <style:style style:name="T25" style:family="text">
      <style:text-properties officeooo:rsid="0096a498"/>
    </style:style>
    <style:style style:name="T26" style:family="text">
      <style:text-properties officeooo:rsid="0099ce03"/>
    </style:style>
    <style:style style:name="T27" style:family="text">
      <style:text-properties officeooo:rsid="009ebdc5"/>
    </style:style>
    <style:style style:name="T28" style:family="text">
      <style:text-properties officeooo:rsid="00a1b8de"/>
    </style:style>
    <style:style style:name="T29" style:family="text">
      <style:text-properties officeooo:rsid="00a8e73f"/>
    </style:style>
    <style:style style:name="T30" style:family="text">
      <style:text-properties officeooo:rsid="00a9939c"/>
    </style:style>
    <style:style style:name="T31" style:family="text">
      <style:text-properties officeooo:rsid="00b3386a"/>
    </style:style>
    <style:style style:name="T32" style:family="text">
      <style:text-properties officeooo:rsid="00b80d19"/>
    </style:style>
    <style:style style:name="T33" style:family="text">
      <style:text-properties officeooo:rsid="00bd406a"/>
    </style:style>
    <style:style style:name="T34" style:family="text">
      <style:text-properties officeooo:rsid="00c061c9"/>
    </style:style>
    <style:style style:name="T35" style:family="text">
      <style:text-properties officeooo:rsid="00c4f400"/>
    </style:style>
    <style:style style:name="T36" style:family="text">
      <style:text-properties officeooo:rsid="00c8ac4b"/>
    </style:style>
    <style:style style:name="T37" style:family="text">
      <style:text-properties officeooo:rsid="00c9fd76"/>
    </style:style>
    <style:style style:name="T38" style:family="text">
      <style:text-properties officeooo:rsid="00cf4a72"/>
    </style:style>
    <style:style style:name="T39" style:family="text">
      <style:text-properties officeooo:rsid="00cffebc"/>
    </style:style>
    <style:style style:name="T40" style:family="text">
      <style:text-properties officeooo:rsid="00d0cd80"/>
    </style:style>
    <style:style style:name="T41" style:family="text">
      <style:text-properties officeooo:rsid="00d31fcf"/>
    </style:style>
    <style:style style:name="T42" style:family="text">
      <style:text-properties officeooo:rsid="00d45d0b"/>
    </style:style>
    <style:style style:name="T43" style:family="text">
      <style:text-properties officeooo:rsid="00d647ab"/>
    </style:style>
    <style:style style:name="T44" style:family="text">
      <style:text-properties officeooo:rsid="00d92964"/>
    </style:style>
    <style:style style:name="T45" style:family="text">
      <style:text-properties officeooo:rsid="00d9823e"/>
    </style:style>
    <style:style style:name="T46" style:family="text">
      <style:text-properties officeooo:rsid="00de90f4"/>
    </style:style>
    <style:style style:name="T47" style:family="text">
      <style:text-properties officeooo:rsid="00dfc20d"/>
    </style:style>
    <style:style style:name="T48" style:family="text">
      <style:text-properties officeooo:rsid="00e0d701"/>
    </style:style>
    <style:style style:name="T49" style:family="text">
      <style:text-properties officeooo:rsid="00e7bd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8">Agenda segunda fase.</text:p>
      <text:p text:style-name="Titulo_20_2">Lapso</text:p>
      <text:p text:style-name="P53">12 Semanas. <text:s/>3 semana abril – 3 semana agosto.</text:p>
      <text:p text:style-name="P54">16 junio 8 semana</text:p>
      <text:p text:style-name="Standard"/>
      <text:p text:style-name="Titulo_20_2">Tareas</text:p>
      <text:p text:style-name="P59">0 Informe banco de medición de figura de ruido</text:p>
      <text:p text:style-name="P61">Dedicar 1.5 horas diarias</text:p>
      <text:p text:style-name="Titulo_20_2">1 Diagrama conceptual de equipo prototipo.</text:p>
      <text:p text:style-name="P62"><text:span text:style-name="Default_20_Paragraph_20_Font"><text:span text:style-name="T1">Seguir </text:span></text:span><text:span text:style-name="Default_20_Paragraph_20_Font"><text:span text:style-name="T2">diseño modular</text:span></text:span><text:span text:style-name="Default_20_Paragraph_20_Font"><text:span text:style-name="T1">, plantear </text:span></text:span><text:span text:style-name="Default_20_Paragraph_20_Font"><text:span text:style-name="T2">módulos núcleo y periféricos o soporte</text:span></text:span><text:span text:style-name="Default_20_Paragraph_20_Font"><text:span text:style-name="T1">. Generar </text:span></text:span><text:span text:style-name="Default_20_Paragraph_20_Font"><text:span text:style-name="T2">módulos</text:span></text:span><text:span text:style-name="Default_20_Paragraph_20_Font"><text:span text:style-name="T1"> de soportes </text:span></text:span><text:span text:style-name="Default_20_Paragraph_20_Font"><text:span text:style-name="T2">reusables</text:span></text:span><text:span text:style-name="Default_20_Paragraph_20_Font"><text:span text:style-name="T1"> (alimentación, ethernet, gpio, gpib, driver LCD). </text:span></text:span><text:span text:style-name="Default_20_Paragraph_20_Font"><text:span text:style-name="T2">Dos opciones de diseño</text:span></text:span><text:span text:style-name="Default_20_Paragraph_20_Font"><text:span text:style-name="T1">, basadas en PIC18 y ARM Texas Instruments.</text:span></text:span></text:p>
      <text:p text:style-name="Titulo_20_2">2 Plantear estrategias de diseño del prototipo general.</text:p>
      <text:p text:style-name="P61">Ensamblar prototipo de modulo periféricos en protoboard, luego esquemáticos y armar en PCB de ser posible.</text:p>
      <text:p text:style-name="Titulo_20_2">3 Selección de componentes.</text:p>
      <text:p text:style-name="P61">En principio, circuitos integrados:</text:p>
      <text:p text:style-name="P63">Núcleo microprocesador.</text:p>
      <text:p text:style-name="P63">Drivers GPIO (expansores de puerto).</text:p>
      <text:p text:style-name="P63">Drivers de bus GPIB.</text:p>
      <text:p text:style-name="P63">Controlador y drivers de pantalla.</text:p>
      <text:p text:style-name="P63">Controlador de interfaz física.</text:p>
      <text:p text:style-name="P63">Modulo Ethernet.</text:p>
      <text:p text:style-name="P63">Pantalla táctil LCD.</text:p>
      <text:p text:style-name="P60">4 Investigación desarrollo empleando microcontrolador núcleo y periféricos.</text:p>
      <text:p text:style-name="P61">Investigar el desarrollo y programación con el micro núcleo, en caso de ser ARM.</text:p>
      <text:p text:style-name="P61">Investigar el desarrollo y programación de los periféricos, como módulos de Ethernet.</text:p>
      <text:p text:style-name="P61">Estudio diseños de referencia y tarjetas de desarrollo de los fabricantes.</text:p>
      <text:p text:style-name="P60">5 Investigación, selección e instalación software para desarrollo.</text:p>
      <text:p text:style-name="P61">Entornos de desarrollo para microcontroladores. Librerías de apoyo (USB, Ethernet, TCT/IP).</text:p>
      <text:p text:style-name="Titulo_20_2">6 Plantear estrategias de diseño software y firmware.</text:p>
      <text:p text:style-name="P62"><text:span text:style-name="Default_20_Paragraph_20_Font"><text:span text:style-name="T1">Definir las operaciones que realizará el sistema. Automatizar mediciones de ruido, que operaciones debe realizar y como presentar al usuario las acciones y las respuesta.</text:span></text:span></text:p>
      <text:p text:style-name="P60">7 Diagramas UML software y firmware.</text:p>
      <text:p text:style-name="P60">8 Elaborar software / firmware de prototipo en tarjeta de desarrollo</text:p>
      <text:p text:style-name="P61">Usar Intel Galileo para implementar y probar prototipo de software / firmware. Implementar prototipo software.</text:p>
      <text:p text:style-name="Titulo_20_2">9 Generar esquemáticos preliminares</text:p>
      <text:p text:style-name="P62"><text:span text:style-name="Default_20_Paragraph_20_Font"><text:span text:style-name="T1">Preparación previa búsqueda de </text:span></text:span><text:span text:style-name="Default_20_Paragraph_20_Font"><text:span text:style-name="T2">footprints de componentes</text:span></text:span><text:span text:style-name="Default_20_Paragraph_20_Font"><text:span text:style-name="T1">.</text:span></text:span></text:p>
      <text:p text:style-name="Titulo_20_2">10 Elaborar PCB de módulos individuales.</text:p>
      <text:p text:style-name="Titulo_20_2">11 Elaborar PCB de prototipo.</text:p>
      <text:p text:style-name="P2"/>
      <table:table table:name="Table1" table:style-name="Table1">
        <table:table-column table:style-name="Table1.A"/>
        <table:table-column table:style-name="Table1.B" table:number-columns-repeated="12"/>
        <table:table-row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64">1</text:p>
          </table:table-cell>
          <table:table-cell table:style-name="Table1.A1" office:value-type="string">
            <text:p text:style-name="P64">2</text:p>
          </table:table-cell>
          <table:table-cell table:style-name="Table1.A1" office:value-type="string">
            <text:p text:style-name="P64">3</text:p>
          </table:table-cell>
          <table:table-cell table:style-name="Table1.A1" office:value-type="string">
            <text:p text:style-name="P64">4</text:p>
          </table:table-cell>
          <table:table-cell table:style-name="Table1.A1" office:value-type="string">
            <text:p text:style-name="P64">5</text:p>
          </table:table-cell>
          <table:table-cell table:style-name="Table1.A1" office:value-type="string">
            <text:p text:style-name="P64">6</text:p>
          </table:table-cell>
          <table:table-cell table:style-name="Table1.A1" office:value-type="string">
            <text:p text:style-name="P64">7</text:p>
          </table:table-cell>
          <table:table-cell table:style-name="Table1.A1" office:value-type="string">
            <text:p text:style-name="P64">8</text:p>
          </table:table-cell>
          <table:table-cell table:style-name="Table1.A1" office:value-type="string">
            <text:p text:style-name="P64">9</text:p>
          </table:table-cell>
          <table:table-cell table:style-name="Table1.A1" office:value-type="string">
            <text:p text:style-name="P64">10</text:p>
          </table:table-cell>
          <table:table-cell table:style-name="Table1.A1" office:value-type="string">
            <text:p text:style-name="P64">11</text:p>
          </table:table-cell>
          <table:table-cell table:style-name="Table1.M1" office:value-type="string">
            <text:p text:style-name="P64">12</text:p>
          </table:table-cell>
        </table:table-row>
        <table:table-row>
          <table:table-cell table:style-name="Table1.A2" office:value-type="string">
            <text:p text:style-name="P59">0 Informe banco de medición de figura de ruido</text:p>
          </table:table-cell>
          <table:table-cell table:style-name="Table1.B2" office:value-type="string">
            <text:p text:style-name="P65"/>
          </table:table-cell>
          <table:table-cell table:style-name="Table1.B2" office:value-type="string">
            <text:p text:style-name="P65"/>
          </table:table-cell>
          <table:table-cell table:style-name="Table1.B2" office:value-type="string">
            <text:p text:style-name="P65"/>
          </table:table-cell>
          <table:table-cell table:style-name="Table1.B2" office:value-type="string">
            <text:p text:style-name="P65"/>
          </table:table-cell>
          <table:table-cell table:style-name="Table1.B2" office:value-type="string">
            <text:p text:style-name="P65"/>
          </table:table-cell>
          <table:table-cell table:style-name="Table1.B2" office:value-type="string">
            <text:p text:style-name="P65"/>
          </table:table-cell>
          <table:table-cell table:style-name="Table1.B2" office:value-type="string">
            <text:p text:style-name="P65"/>
          </table:table-cell>
          <table:table-cell table:style-name="Table1.B2" office:value-type="string">
            <text:p text:style-name="P65"/>
          </table:table-cell>
          <table:table-cell table:style-name="Table1.B2" office:value-type="string">
            <text:p text:style-name="P65"/>
          </table:table-cell>
          <table:table-cell table:style-name="Table1.B2" office:value-type="string">
            <text:p text:style-name="P65"/>
          </table:table-cell>
          <table:table-cell table:style-name="Table1.B2" office:value-type="string">
            <text:p text:style-name="P65"/>
          </table:table-cell>
          <table:table-cell table:style-name="Table1.M2" office:value-type="string">
            <text:p text:style-name="P65"/>
          </table:table-cell>
        </table:table-row>
        <table:table-row>
          <table:table-cell table:style-name="Table1.A2" office:value-type="string">
            <text:p text:style-name="Titulo_20_2">1 Diagrama conceptual de equipo prototipo.</text:p>
          </table:table-cell>
          <table:table-cell table:style-name="Table1.B3" office:value-type="string">
            <text:p text:style-name="P64"/>
          </table:table-cell>
          <table:table-cell table:style-name="Table1.B3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M3" office:value-type="string">
            <text:p text:style-name="P64"/>
          </table:table-cell>
        </table:table-row>
        <table:table-row>
          <table:table-cell table:style-name="Table1.A2" office:value-type="string">
            <text:p text:style-name="Titulo_20_2">2 Plantear estrategias de diseño del prototipo general.</text:p>
          </table:table-cell>
          <table:table-cell table:style-name="Table1.A2" office:value-type="string">
            <text:p text:style-name="P64"/>
          </table:table-cell>
          <table:table-cell table:style-name="Table1.C4" office:value-type="string">
            <text:p text:style-name="P64"/>
          </table:table-cell>
          <table:table-cell table:style-name="Table1.C4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M4" office:value-type="string">
            <text:p text:style-name="P64"/>
          </table:table-cell>
        </table:table-row>
        <table:table-row>
          <table:table-cell table:style-name="Table1.A2" office:value-type="string">
            <text:p text:style-name="Titulo_20_2">3 Selección de componentes.</text:p>
          </table:table-cell>
          <table:table-cell table:style-name="Table1.B5" office:value-type="string">
            <text:p text:style-name="P64"/>
          </table:table-cell>
          <table:table-cell table:style-name="Table1.B5" office:value-type="string">
            <text:p text:style-name="P64"/>
          </table:table-cell>
          <table:table-cell table:style-name="Table1.B5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M5" office:value-type="string">
            <text:p text:style-name="P64"/>
          </table:table-cell>
        </table:table-row>
        <table:table-row>
          <table:table-cell table:style-name="Table1.A2" office:value-type="string">
            <text:p text:style-name="P60">4 Investigación desarrollo empleando microcontrolador núcleo y periféricos.</text:p>
          </table:table-cell>
          <table:table-cell table:style-name="Table1.A2" office:value-type="string">
            <text:p text:style-name="P64"/>
          </table:table-cell>
          <table:table-cell table:style-name="Table1.C6" office:value-type="string">
            <text:p text:style-name="P64"/>
          </table:table-cell>
          <table:table-cell table:style-name="Table1.C6" office:value-type="string">
            <text:p text:style-name="P64"/>
          </table:table-cell>
          <table:table-cell table:style-name="Table1.C6" office:value-type="string">
            <text:p text:style-name="P64"/>
          </table:table-cell>
          <table:table-cell table:style-name="Table1.C6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M6" office:value-type="string">
            <text:p text:style-name="P64"/>
          </table:table-cell>
        </table:table-row>
        <table:table-row>
          <table:table-cell table:style-name="Table1.A2" office:value-type="string">
            <text:p text:style-name="P60">5 Investigación, selección e instalación software para desarrollo.</text:p>
          </table:table-cell>
          <table:table-cell table:style-name="Table1.A2" office:value-type="string">
            <text:p text:style-name="P64"/>
          </table:table-cell>
          <table:table-cell table:style-name="Table1.C7" office:value-type="string">
            <text:p text:style-name="P64"/>
          </table:table-cell>
          <table:table-cell table:style-name="Table1.C7" office:value-type="string">
            <text:p text:style-name="P64"/>
          </table:table-cell>
          <table:table-cell table:style-name="Table1.C7" office:value-type="string">
            <text:p text:style-name="P64"/>
          </table:table-cell>
          <table:table-cell table:style-name="Table1.C7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M7" office:value-type="string">
            <text:p text:style-name="P64"/>
          </table:table-cell>
        </table:table-row>
        <table:table-row>
          <table:table-cell table:style-name="Table1.A2" office:value-type="string">
            <text:p text:style-name="Titulo_20_2">6 Plantear estrategias de diseño software y firmware.</text:p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D8" office:value-type="string">
            <text:p text:style-name="P64"/>
          </table:table-cell>
          <table:table-cell table:style-name="Table1.D8" office:value-type="string">
            <text:p text:style-name="P64"/>
          </table:table-cell>
          <table:table-cell table:style-name="Table1.D8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M8" office:value-type="string">
            <text:p text:style-name="P64"/>
          </table:table-cell>
        </table:table-row>
        <table:table-row>
          <table:table-cell table:style-name="Table1.A2" office:value-type="string">
            <text:p text:style-name="P60">7 Diagramas UML software y firmware.</text:p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D9" office:value-type="string">
            <text:p text:style-name="P64"/>
          </table:table-cell>
          <table:table-cell table:style-name="Table1.D9" office:value-type="string">
            <text:p text:style-name="P64"/>
          </table:table-cell>
          <table:table-cell table:style-name="Table1.D9" office:value-type="string">
            <text:p text:style-name="P64"/>
          </table:table-cell>
          <table:table-cell table:style-name="Table1.D9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M9" office:value-type="string">
            <text:p text:style-name="P64"/>
          </table:table-cell>
        </table:table-row>
        <table:table-row>
          <table:table-cell table:style-name="Table1.A2" office:value-type="string">
            <text:p text:style-name="P60">8 Elaborar software / firmware de prototipo en tarjeta de desarrollo</text:p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F10" office:value-type="string">
            <text:p text:style-name="P64"/>
          </table:table-cell>
          <table:table-cell table:style-name="Table1.F10" office:value-type="string">
            <text:p text:style-name="P64"/>
          </table:table-cell>
          <table:table-cell table:style-name="Table1.F10" office:value-type="string">
            <text:p text:style-name="P64"/>
          </table:table-cell>
          <table:table-cell table:style-name="Table1.F10" office:value-type="string">
            <text:p text:style-name="P64"/>
          </table:table-cell>
          <table:table-cell table:style-name="Table1.F10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M10" office:value-type="string">
            <text:p text:style-name="P64"/>
          </table:table-cell>
        </table:table-row>
        <table:table-row>
          <table:table-cell table:style-name="Table1.A2" office:value-type="string">
            <text:p text:style-name="Titulo_20_2">10 Elaborar PCB de módulos individuales.</text:p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H11" office:value-type="string">
            <text:p text:style-name="P64"/>
          </table:table-cell>
          <table:table-cell table:style-name="Table1.H11" office:value-type="string">
            <text:p text:style-name="P64"/>
          </table:table-cell>
          <table:table-cell table:style-name="Table1.H11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M11" office:value-type="string">
            <text:p text:style-name="P64"/>
          </table:table-cell>
        </table:table-row>
        <table:table-row>
          <table:table-cell table:style-name="Table1.A2" office:value-type="string">
            <text:p text:style-name="Titulo_20_2">11 Elaborar PCB de prototipo.</text:p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M12" office:value-type="string">
            <text:p text:style-name="P64"/>
          </table:table-cell>
        </table:table-row>
      </table:table>
      <text:p text:style-name="Titulo_20_2"/>
      <text:p text:style-name="P164">Tareas que faltan </text:p>
      <text:p text:style-name="P165"><text:span text:style-name="T34">H</text:span>asta hoy 29/06/2017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81">1</text:p>
          </table:table-cell>
          <table:table-cell table:style-name="Table4.B1" office:value-type="string">
            <text:p text:style-name="P166">Definir señales y protocolo bus de dato<text:span text:style-name="T39">s</text:span> backplane Cendit 11713.</text:p>
          </table:table-cell>
        </table:table-row>
        <table:table-row>
          <table:table-cell table:style-name="Table4.A2" office:value-type="string">
            <text:p text:style-name="P181">2</text:p>
          </table:table-cell>
          <table:table-cell table:style-name="Table4.B2" office:value-type="string">
            <text:p text:style-name="P169">Lectura de especificación USBTMC.</text:p>
          </table:table-cell>
        </table:table-row>
        <table:table-row>
          <table:table-cell table:style-name="Table4.A2" office:value-type="string">
            <text:p text:style-name="P181">3</text:p>
          </table:table-cell>
          <table:table-cell table:style-name="Table4.B2" office:value-type="string">
            <text:p text:style-name="P169">Lectura funciones <text:span text:style-name="T37">librería</text:span> VISA31 (libVisa).</text:p>
          </table:table-cell>
        </table:table-row>
        <table:table-row>
          <table:table-cell table:style-name="Table4.A2" office:value-type="string">
            <text:p text:style-name="P181">4</text:p>
          </table:table-cell>
          <table:table-cell table:style-name="Table4.B2" office:value-type="string">
            <text:p text:style-name="P171">Lectura bus GPIB.</text:p>
          </table:table-cell>
        </table:table-row>
        <table:table-row>
          <table:table-cell table:style-name="Table4.A2" office:value-type="string">
            <text:p text:style-name="P181">5</text:p>
          </table:table-cell>
          <table:table-cell table:style-name="Table4.B2" office:value-type="string">
            <text:p text:style-name="P175">Lectura / <text:span text:style-name="T41">investigación</text:span> <text:span text:style-name="T42">librería</text:span> iText de java.</text:p>
          </table:table-cell>
        </table:table-row>
        <table:table-row>
          <table:table-cell table:style-name="Table4.A2" office:value-type="string">
            <text:p text:style-name="P181">17</text:p>
          </table:table-cell>
          <table:table-cell table:style-name="Table4.B2" office:value-type="string">
            <text:p text:style-name="P174">Lectura hoja datos de controladores ethernet.</text:p>
          </table:table-cell>
        </table:table-row>
        <table:table-row>
          <table:table-cell table:style-name="Table4.A2" office:value-type="string">
            <text:p text:style-name="P181">18</text:p>
          </table:table-cell>
          <table:table-cell table:style-name="Table4.B2" office:value-type="string">
            <text:p text:style-name="P178">Lectura hoja datos microcontrolador ARM.</text:p>
          </table:table-cell>
        </table:table-row>
        <table:table-row>
          <table:table-cell table:style-name="Table4.A2" office:value-type="string">
            <text:p text:style-name="P181">6</text:p>
          </table:table-cell>
          <table:table-cell table:style-name="Table4.B2" office:value-type="string">
            <text:p text:style-name="P176">Investigación desarrollo en microcontrolador ARM.</text:p>
          </table:table-cell>
        </table:table-row>
        <table:table-row>
          <table:table-cell table:style-name="Table4.A9" office:value-type="string">
            <text:p text:style-name="P181">7</text:p>
          </table:table-cell>
          <table:table-cell table:style-name="Table4.B9" office:value-type="string">
            <text:p text:style-name="P172">Desarrollo firmware para <text:span text:style-name="T38">transferencia datos en el bus GPIB.</text:span></text:p>
          </table:table-cell>
        </table:table-row>
        <table:table-row>
          <table:table-cell table:style-name="Table4.A9" office:value-type="string">
            <text:p text:style-name="P181">8</text:p>
          </table:table-cell>
          <table:table-cell table:style-name="Table4.B9" office:value-type="string">
            <text:p text:style-name="P173">Desarrollo firmware recepción y procesamiento de paquetes bus USB y RS232.</text:p>
          </table:table-cell>
        </table:table-row>
        <table:table-row>
          <table:table-cell table:style-name="Table4.A9" office:value-type="string">
            <text:p text:style-name="P181">9</text:p>
          </table:table-cell>
          <table:table-cell table:style-name="Table4.B9" office:value-type="string">
            <text:p text:style-name="P173">Desarrollo firmware protocolo USBTMC.</text:p>
          </table:table-cell>
        </table:table-row>
        <text:soft-page-break/>
        <table:table-row>
          <table:table-cell table:style-name="Table4.A9" office:value-type="string">
            <text:p text:style-name="P181">10</text:p>
          </table:table-cell>
          <table:table-cell table:style-name="Table4.B9" office:value-type="string">
            <text:p text:style-name="P168">Desarrollo <text:span text:style-name="T38">firmware</text:span> para PIC18: <text:span text:style-name="T35">librería TFT LCD.</text:span></text:p>
          </table:table-cell>
        </table:table-row>
        <table:table-row>
          <table:table-cell table:style-name="Table4.A13" office:value-type="string">
            <text:p text:style-name="P181">11</text:p>
          </table:table-cell>
          <table:table-cell table:style-name="Table4.B13" office:value-type="string">
            <text:p text:style-name="P180">Definición de interfaz física Cendit11713: teclado + pantalla + tactil + sonido.</text:p>
          </table:table-cell>
        </table:table-row>
        <table:table-row>
          <table:table-cell table:style-name="Table4.A14" office:value-type="string">
            <text:p text:style-name="P181">12</text:p>
          </table:table-cell>
          <table:table-cell table:style-name="Table4.B14" office:value-type="string">
            <text:p text:style-name="P166">Selección de componentes para fuente de alimentación.</text:p>
          </table:table-cell>
        </table:table-row>
        <table:table-row>
          <table:table-cell table:style-name="Table4.A14" office:value-type="string">
            <text:p text:style-name="P181">13</text:p>
          </table:table-cell>
          <table:table-cell table:style-name="Table4.B14" office:value-type="string">
            <text:p text:style-name="P179">Selección de <text:span text:style-name="T44">componentes</text:span> driver alta corriente GPIO puerto Viking</text:p>
          </table:table-cell>
        </table:table-row>
        <table:table-row>
          <table:table-cell table:style-name="Table4.A14" office:value-type="string">
            <text:p text:style-name="P181">14</text:p>
          </table:table-cell>
          <table:table-cell table:style-name="Table4.B14" office:value-type="string">
            <text:p text:style-name="P174">Selección de componentes controlador Ethernet: Silabs / Microchip.</text:p>
          </table:table-cell>
        </table:table-row>
        <table:table-row>
          <table:table-cell table:style-name="Table4.A14" office:value-type="string">
            <text:p text:style-name="P181">15</text:p>
          </table:table-cell>
          <table:table-cell table:style-name="Table4.B14" office:value-type="string">
            <text:p text:style-name="P177"><text:span text:style-name="T43">Búsqueda local</text:span> de componentes <text:span text:style-name="T43">mecánicos</text:span>: teclado, pantalla LCD, carcasa.</text:p>
          </table:table-cell>
        </table:table-row>
        <table:table-row>
          <table:table-cell table:style-name="Table4.A18" office:value-type="string">
            <text:p text:style-name="P181">16</text:p>
          </table:table-cell>
          <table:table-cell table:style-name="Table4.B14" office:value-type="string">
            <text:p text:style-name="P178">Petición de componentes <text:span text:style-name="T45">mecánico</text:span>: conectores bus de datos, conector Viking, reemplazo conector Viking.</text:p>
          </table:table-cell>
        </table:table-row>
        <table:table-row>
          <table:table-cell table:style-name="Table4.A19" office:value-type="string">
            <text:p text:style-name="P181">19</text:p>
          </table:table-cell>
          <table:table-cell table:style-name="Table4.B19" office:value-type="string">
            <text:p text:style-name="P166">Diseño de fuentes de alimentación: <text:span text:style-name="T39">interna + externa variable.</text:span></text:p>
          </table:table-cell>
        </table:table-row>
        <table:table-row>
          <table:table-cell table:style-name="Table4.A20" office:value-type="string">
            <text:p text:style-name="P181">20</text:p>
          </table:table-cell>
          <table:table-cell table:style-name="Table4.B20" office:value-type="string">
            <text:p text:style-name="P167">Descargar hojas técnicas de componentes mecánicos: conectores GPIB, Ethernet y SATA,</text:p>
          </table:table-cell>
        </table:table-row>
        <table:table-row>
          <table:table-cell table:style-name="Table4.A20" office:value-type="string">
            <text:p text:style-name="P181">21</text:p>
          </table:table-cell>
          <table:table-cell table:style-name="Table4.B20" office:value-type="string">
            <text:p text:style-name="P167">Preparar footprints de componentes mecánicos.</text:p>
          </table:table-cell>
        </table:table-row>
        <table:table-row>
          <table:table-cell table:style-name="Table4.A22" office:value-type="string">
            <text:p text:style-name="P181">22</text:p>
          </table:table-cell>
          <table:table-cell table:style-name="Table4.B22" office:value-type="string">
            <text:p text:style-name="P170">Diseño GUI de aplicación CenditLab.</text:p>
          </table:table-cell>
        </table:table-row>
        <table:table-row>
          <table:table-cell table:style-name="Table4.A22" office:value-type="string">
            <text:p text:style-name="P181">23</text:p>
          </table:table-cell>
          <table:table-cell table:style-name="Table4.B22" office:value-type="string">
            <text:p text:style-name="P172">Diseño UML <text:span text:style-name="T40">de paquetes de software</text:span>: IO, GUI, ejecución, <text:span text:style-name="T40">presentación</text:span>.</text:p>
          </table:table-cell>
        </table:table-row>
        <table:table-row>
          <table:table-cell table:style-name="Table4.A24" office:value-type="string">
            <text:p text:style-name="P182">24</text:p>
          </table:table-cell>
          <table:table-cell table:style-name="Table4.B24" office:value-type="string">
            <text:p text:style-name="P183">Desarrollo de librerías IO en Java: <text:span text:style-name="T36">envoltorios VISA, GPIB, VXI y USBTMC.</text:span></text:p>
          </table:table-cell>
        </table:table-row>
        <table:table-row>
          <table:table-cell table:style-name="Table4.A25" office:value-type="string">
            <text:p text:style-name="P182">25</text:p>
          </table:table-cell>
          <table:table-cell table:style-name="Table4.B25" office:value-type="string">
            <text:p text:style-name="P184">Preparar documento de requerimiento de software.</text:p>
          </table:table-cell>
        </table:table-row>
        <table:table-row>
          <table:table-cell table:style-name="Table4.A25" office:value-type="string">
            <text:p text:style-name="P182">26</text:p>
          </table:table-cell>
          <table:table-cell table:style-name="Table4.B25" office:value-type="string">
            <text:p text:style-name="P184">Iniciar documento de diseño de software.</text:p>
          </table:table-cell>
        </table:table-row>
        <table:table-row>
          <table:table-cell table:style-name="Table4.A25" office:value-type="string">
            <text:p text:style-name="P182">27</text:p>
          </table:table-cell>
          <table:table-cell table:style-name="Table4.B25" office:value-type="string">
            <text:p text:style-name="P184">Volver a revisar informe técnico.</text:p>
          </table:table-cell>
        </table:table-row>
        <table:table-row>
          <table:table-cell table:style-name="Table4.A25" office:value-type="string">
            <text:p text:style-name="P182">28</text:p>
          </table:table-cell>
          <table:table-cell table:style-name="Table4.B25" office:value-type="string">
            <text:p text:style-name="P184">Iniciar informe para el tutor.</text:p>
          </table:table-cell>
        </table:table-row>
      </table:table>
      <text:p text:style-name="P166"/>
      <text:p text:style-name="Titulo_20_1">Actividades Diaria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54">Mes</text:p>
          </table:table-cell>
          <table:table-cell table:style-name="Table2.A1" office:value-type="string">
            <text:p text:style-name="P154"/>
          </table:table-cell>
          <table:table-cell table:style-name="Table2.A1" office:value-type="string">
            <text:p text:style-name="P154">Tarea</text:p>
          </table:table-cell>
          <table:table-cell table:style-name="Table2.A1" office:value-type="string">
            <text:p text:style-name="P154">Horas</text:p>
          </table:table-cell>
          <table:table-cell table:style-name="Table2.A1" office:value-type="string">
            <text:p text:style-name="P154"/>
          </table:table-cell>
          <table:table-cell table:style-name="Table2.F1" office:value-type="string">
            <text:p text:style-name="P155">Observación</text:p>
          </table:table-cell>
        </table:table-row>
        <table:table-row>
          <table:table-cell table:style-name="Table2.A2" table:number-rows-spanned="6" office:value-type="string">
            <text:p text:style-name="P156">Abril</text:p>
          </table:table-cell>
          <table:table-cell table:style-name="Table2.A2" table:number-rows-spanned="6" office:value-type="string">
            <text:p text:style-name="P75">Jueves 27</text:p>
          </table:table-cell>
          <table:table-cell table:style-name="Table2.C2" office:value-type="string">
            <text:p text:style-name="P75">Instalar software</text:p>
          </table:table-cell>
          <table:table-cell table:style-name="Table2.D2" office:value-type="string">
            <text:p text:style-name="P83">-</text:p>
          </table:table-cell>
          <table:table-cell table:style-name="Table2.E2" office:value-type="string">
            <text:p text:style-name="P75"/>
          </table:table-cell>
          <table:table-cell table:style-name="Table2.F7" table:number-rows-spanned="6" office:value-type="string">
            <text:p text:style-name="P75"/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75">Informe banco ruido</text:p>
          </table:table-cell>
          <table:table-cell table:style-name="Table2.D3" office:value-type="string">
            <text:p text:style-name="P83">1,5</text:p>
          </table:table-cell>
          <table:table-cell table:style-name="Table2.E3" office:value-type="string">
            <text:p text:style-name="P158"/>
          </table:table-cell>
          <table:covered-table-cell/>
        </table:table-row>
        <table:table-row>
          <table:covered-table-cell/>
          <table:covered-table-cell/>
          <table:table-cell table:style-name="Table2.C4" office:value-type="string">
            <text:p text:style-name="P75">Informe semanal</text:p>
          </table:table-cell>
          <table:table-cell table:style-name="Table2.D4" office:value-type="string">
            <text:p text:style-name="P83">1,5</text:p>
          </table:table-cell>
          <table:table-cell table:style-name="Table2.E4" office:value-type="string">
            <text:p text:style-name="P158"/>
          </table:table-cell>
          <table:covered-table-cell/>
        </table:table-row>
        <table:table-row>
          <table:covered-table-cell/>
          <table:covered-table-cell/>
          <table:table-cell table:style-name="Table2.C5" office:value-type="string">
            <text:p text:style-name="P75">Preparar lista de componentes</text:p>
          </table:table-cell>
          <table:table-cell table:style-name="Table2.D5" office:value-type="string">
            <text:p text:style-name="P83">1,0</text:p>
          </table:table-cell>
          <table:table-cell table:style-name="Table2.E5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6" office:value-type="string">
            <text:p text:style-name="P75">Preparar footprints</text:p>
          </table:table-cell>
          <table:table-cell table:style-name="Table2.D6" office:value-type="string">
            <text:p text:style-name="P83">1,5</text:p>
          </table:table-cell>
          <table:table-cell table:style-name="Table2.E6" office:value-type="string">
            <text:p text:style-name="P158"/>
          </table:table-cell>
          <table:covered-table-cell/>
        </table:table-row>
        <table:table-row>
          <table:covered-table-cell/>
          <table:covered-table-cell/>
          <table:table-cell table:style-name="Table2.C7" office:value-type="string">
            <text:p text:style-name="P75">Trabajo en software Visa</text:p>
          </table:table-cell>
          <table:table-cell table:style-name="Table2.D7" office:value-type="string">
            <text:p text:style-name="P83">1,5</text:p>
          </table:table-cell>
          <table:table-cell table:style-name="Table2.E7" office:value-type="string">
            <text:p text:style-name="P158"/>
          </table:table-cell>
          <table:covered-table-cell/>
        </table:table-row>
        <table:table-row>
          <table:table-cell table:style-name="Table2.A2" table:number-rows-spanned="80" office:value-type="string">
            <text:p text:style-name="P157">Mayo</text:p>
          </table:table-cell>
          <table:table-cell table:style-name="Table2.A2" table:number-rows-spanned="6" office:value-type="string">
            <text:p text:style-name="P84">Lunes 8</text:p>
          </table:table-cell>
          <table:table-cell table:style-name="Table2.C8" office:value-type="string">
            <text:p text:style-name="P75">Informe banco ruido</text:p>
          </table:table-cell>
          <table:table-cell table:style-name="Table2.D8" office:value-type="string">
            <text:p text:style-name="P83">1,5</text:p>
          </table:table-cell>
          <table:table-cell table:style-name="Table2.E8" office:value-type="string">
            <text:p text:style-name="P158"/>
          </table:table-cell>
          <table:table-cell table:style-name="Table2.F13" table:number-rows-spanned="6" office:value-type="string">
            <text:p text:style-name="P87">Cendit da salida a las 3:00PM. </text:p>
          </table:table-cell>
        </table:table-row>
        <table:table-row>
          <table:covered-table-cell/>
          <table:covered-table-cell/>
          <table:table-cell table:style-name="Table2.C13" office:value-type="string">
            <text:p text:style-name="P75">Preparar lista de componentes</text:p>
          </table:table-cell>
          <table:table-cell table:style-name="Table2.D13" office:value-type="string">
            <text:p text:style-name="P83">1,0</text:p>
          </table:table-cell>
          <table:table-cell table:style-name="Table2.E13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84">Preparar stencil footprint</text:p>
          </table:table-cell>
          <table:table-cell table:style-name="Table2.D13" office:value-type="string">
            <text:p text:style-name="P85">1,0</text:p>
          </table:table-cell>
          <table:table-cell table:style-name="Table2.E13" office:value-type="string">
            <text:p text:style-name="P158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84">Lectura desarrollo Microchip</text:p>
          </table:table-cell>
          <table:table-cell table:style-name="Table2.D13" office:value-type="string">
            <text:p text:style-name="P85">1,5</text:p>
          </table:table-cell>
          <table:table-cell table:style-name="Table2.E13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84">Lectura Visa</text:p>
          </table:table-cell>
          <table:table-cell table:style-name="Table2.D13" office:value-type="string">
            <text:p text:style-name="P85">1,0</text:p>
          </table:table-cell>
          <table:table-cell table:style-name="Table2.E13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84">Pruebas desarrollo Visa</text:p>
          </table:table-cell>
          <table:table-cell table:style-name="Table2.D13" office:value-type="string">
            <text:p text:style-name="P85">1,5</text:p>
          </table:table-cell>
          <table:table-cell table:style-name="Table2.E13" office:value-type="string">
            <text:p text:style-name="P56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88">Martes 8</text:p>
          </table:table-cell>
          <table:table-cell table:style-name="Table2.C14" office:value-type="string">
            <text:p text:style-name="P75">Informe banco ruido</text:p>
          </table:table-cell>
          <table:table-cell table:style-name="Table2.D14" office:value-type="string">
            <text:p text:style-name="P83">1,5</text:p>
          </table:table-cell>
          <table:table-cell table:style-name="Table2.E14" office:value-type="string">
            <text:p text:style-name="P56"/>
          </table:table-cell>
          <table:table-cell table:style-name="Table2.F19" table:number-rows-spanned="6" office:value-type="string">
            <text:p text:style-name="P87"/>
          </table:table-cell>
        </table:table-row>
        <table:table-row>
          <table:covered-table-cell/>
          <table:covered-table-cell/>
          <table:table-cell table:style-name="Table2.C18" office:value-type="string">
            <text:p text:style-name="P88">Preparar lista de componentes</text:p>
          </table:table-cell>
          <table:table-cell table:style-name="Table2.D18" office:value-type="string">
            <text:p text:style-name="P89">1,0</text:p>
          </table:table-cell>
          <table:table-cell table:style-name="Table2.E18" office:value-type="string">
            <text:p text:style-name="P158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86">Preparar stencil footprint</text:p>
          </table:table-cell>
          <table:table-cell table:style-name="Table2.D18" office:value-type="string">
            <text:p text:style-name="P89">1,0</text:p>
          </table:table-cell>
          <table:table-cell table:style-name="Table2.E18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86">Lectura desarrollo Microchip</text:p>
          </table:table-cell>
          <table:table-cell table:style-name="Table2.D18" office:value-type="string">
            <text:p text:style-name="P89">1,0</text:p>
          </table:table-cell>
          <table:table-cell table:style-name="Table2.E18" office:value-type="string">
            <text:p text:style-name="P158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84">Lectura Visa</text:p>
          </table:table-cell>
          <table:table-cell table:style-name="Table2.D18" office:value-type="string">
            <text:p text:style-name="P89">1,0</text:p>
          </table:table-cell>
          <table:table-cell table:style-name="Table2.E18" office:value-type="string">
            <text:p text:style-name="P158"/>
          </table:table-cell>
          <table:covered-table-cell/>
        </table:table-row>
        <table:table-row>
          <table:covered-table-cell/>
          <table:covered-table-cell/>
          <table:table-cell table:style-name="Table2.C19" office:value-type="string">
            <text:p text:style-name="P84">Pruebas desarrollo Visa</text:p>
          </table:table-cell>
          <table:table-cell table:style-name="Table2.D19" office:value-type="string">
            <text:p text:style-name="P89">1,0</text:p>
          </table:table-cell>
          <table:table-cell table:style-name="Table2.E19" office:value-type="string">
            <text:p text:style-name="P158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"><text:span text:style-name="T6">Miércoles</text:span> 1<text:span text:style-name="T5">0</text:span></text:p>
          </table:table-cell>
          <table:table-cell table:style-name="Table2.C21" office:value-type="string">
            <text:p text:style-name="P90"/>
          </table:table-cell>
          <table:table-cell table:style-name="Table2.D21" office:value-type="string">
            <text:p text:style-name="P89"/>
          </table:table-cell>
          <table:table-cell table:style-name="Table2.E21" office:value-type="string">
            <text:p text:style-name="P161"/>
          </table:table-cell>
          <table:table-cell table:style-name="Table2.F20" office:value-type="string">
            <text:p text:style-name="P4">Cendit suspende actividades</text:p>
          </table:table-cell>
        </table:table-row>
        <table:table-row>
          <table:covered-table-cell/>
          <table:table-cell table:style-name="Table2.A2" table:number-rows-spanned="7" office:value-type="string">
            <text:p text:style-name="P91">Jueves 11</text:p>
          </table:table-cell>
          <table:table-cell table:style-name="Table2.C21" office:value-type="string">
            <text:p text:style-name="P75">Informe banco ruido</text:p>
          </table:table-cell>
          <table:table-cell table:style-name="Table2.D21" office:value-type="string">
            <text:p text:style-name="P83">1,5</text:p>
          </table:table-cell>
          <table:table-cell table:style-name="Table2.E21" office:value-type="string">
            <text:p text:style-name="P57"/>
          </table:table-cell>
          <table:table-cell table:style-name="Table2.F27" table:number-rows-spanned="7" office:value-type="string">
            <text:p text:style-name="P4"/>
          </table:table-cell>
        </table:table-row>
        <table:table-row>
          <table:covered-table-cell/>
          <table:covered-table-cell/>
          <table:table-cell table:style-name="Table2.C26" office:value-type="string">
            <text:p text:style-name="P91">Búsqueda de componentes</text:p>
          </table:table-cell>
          <table:table-cell table:style-name="Table2.D26" office:value-type="string">
            <text:p text:style-name="P89">1,0</text:p>
          </table:table-cell>
          <table:table-cell table:style-name="Table2.E26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91">Prepara lista de componentes</text:p>
          </table:table-cell>
          <table:table-cell table:style-name="Table2.D26" office:value-type="string">
            <text:p text:style-name="P92">1.0</text:p>
          </table:table-cell>
          <table:table-cell table:style-name="Table2.E26" office:value-type="string">
            <text:p text:style-name="P159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86">Preparar stencil footprint</text:p>
          </table:table-cell>
          <table:table-cell table:style-name="Table2.D26" office:value-type="string">
            <text:p text:style-name="P89">1,0</text:p>
          </table:table-cell>
          <table:table-cell table:style-name="Table2.E26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86">Lectura desarrollo Microchip</text:p>
          </table:table-cell>
          <table:table-cell table:style-name="Table2.D26" office:value-type="string">
            <text:p text:style-name="P89">1,0</text:p>
          </table:table-cell>
          <table:table-cell table:style-name="Table2.E26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84">Lectura Visa</text:p>
          </table:table-cell>
          <table:table-cell table:style-name="Table2.D26" office:value-type="string">
            <text:p text:style-name="P89">1,0</text:p>
          </table:table-cell>
          <table:table-cell table:style-name="Table2.E26" office:value-type="string">
            <text:p text:style-name="P159"/>
          </table:table-cell>
          <table:covered-table-cell/>
        </table:table-row>
        <table:table-row>
          <table:covered-table-cell/>
          <table:covered-table-cell/>
          <table:table-cell table:style-name="Table2.C27" office:value-type="string">
            <text:p text:style-name="P84">Pruebas desarrollo Visa</text:p>
          </table:table-cell>
          <table:table-cell table:style-name="Table2.D27" office:value-type="string">
            <text:p text:style-name="P89">1,0</text:p>
          </table:table-cell>
          <table:table-cell table:style-name="Table2.E27" office:value-type="string">
            <text:p text:style-name="P159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6">Viernes 12</text:p>
          </table:table-cell>
          <table:table-cell table:style-name="Table2.C31" office:value-type="string">
            <text:p text:style-name="P93">Informe banco ruido</text:p>
          </table:table-cell>
          <table:table-cell table:style-name="Table2.D31" office:value-type="string">
            <text:p text:style-name="P94">2.0</text:p>
          </table:table-cell>
          <table:table-cell table:style-name="Table2.E31" office:value-type="string">
            <text:p text:style-name="P160"/>
          </table:table-cell>
          <table:table-cell table:style-name="Table2.F32" table:number-rows-spanned="5" office:value-type="string">
            <text:p text:style-name="P8">Cendit <text:span text:style-name="T8">suspende actividades a la 1:00 PM</text:span></text:p>
          </table:table-cell>
        </table:table-row>
        <table:table-row>
          <table:covered-table-cell/>
          <table:covered-table-cell/>
          <table:table-cell table:style-name="Table2.C31" office:value-type="string">
            <text:p text:style-name="P93">Informe semanal</text:p>
          </table:table-cell>
          <table:table-cell table:style-name="Table2.D31" office:value-type="string">
            <text:p text:style-name="P94">1.0</text:p>
          </table:table-cell>
          <table:table-cell table:style-name="Table2.E31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93"><text:span text:style-name="T7">Búsqueda</text:span> + lista de componentes</text:p>
          </table:table-cell>
          <table:table-cell table:style-name="Table2.D31" office:value-type="string">
            <text:p text:style-name="P94">1,5</text:p>
          </table:table-cell>
          <table:table-cell table:style-name="Table2.E31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93">Prepara<text:span text:style-name="T8">r</text:span> stencil footprints</text:p>
          </table:table-cell>
          <table:table-cell table:style-name="Table2.D31" office:value-type="string">
            <text:p text:style-name="P94">1,0</text:p>
          </table:table-cell>
          <table:table-cell table:style-name="Table2.E31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32" office:value-type="string">
            <text:p text:style-name="P93"><text:span text:style-name="T7">Prueba</text:span> desarrollo Visa</text:p>
          </table:table-cell>
          <table:table-cell table:style-name="Table2.D32" office:value-type="string">
            <text:p text:style-name="P94">2,0</text:p>
          </table:table-cell>
          <table:table-cell table:style-name="Table2.E32" office:value-type="string">
            <text:p text:style-name="P58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8">Lunes 15</text:p>
          </table:table-cell>
          <table:table-cell table:style-name="Table2.C181" office:value-type="string">
            <text:p text:style-name="P93">Informe banco ruido</text:p>
          </table:table-cell>
          <table:table-cell table:style-name="Table2.D181" office:value-type="string">
            <text:p text:style-name="P94">2.<text:span text:style-name="T8">0</text:span></text:p>
          </table:table-cell>
          <table:table-cell table:style-name="Table2.E181" office:value-type="string">
            <text:p text:style-name="P160"/>
          </table:table-cell>
          <table:table-cell table:style-name="Table2.F170" office:value-type="string">
            <text:p text:style-name="P9">Cendit supende actividades a la 1:00 PM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9">Martes 16</text:p>
          </table:table-cell>
          <table:table-cell table:style-name="Table2.C181" office:value-type="string">
            <text:p text:style-name="P98">Informe banco ruido</text:p>
          </table:table-cell>
          <table:table-cell table:style-name="Table2.D181" office:value-type="string">
            <text:p text:style-name="P99"><text:span text:style-name="T9">2</text:span>,0</text:p>
          </table:table-cell>
          <table:table-cell table:style-name="Table2.E181" office:value-type="string">
            <text:p text:style-name="P160"/>
          </table:table-cell>
          <table:table-cell table:style-name="Table2.F38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95">Informe semanal</text:p>
          </table:table-cell>
          <table:table-cell table:style-name="Table2.D181" office:value-type="string">
            <text:p text:style-name="P99">1,0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8">Componentes: búsqueda+lista</text:p>
          </table:table-cell>
          <table:table-cell table:style-name="Table2.D181" office:value-type="string">
            <text:p text:style-name="P99">1,0</text:p>
          </table:table-cell>
          <table:table-cell table:style-name="Table2.E181" office:value-type="string">
            <text:p text:style-name="P160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8">Pruebas desarrollo Visa</text:p>
          </table:table-cell>
          <table:table-cell table:style-name="Table2.D181" office:value-type="string">
            <text:p text:style-name="P99">2,0</text:p>
          </table:table-cell>
          <table:table-cell table:style-name="Table2.E181" office:value-type="string">
            <text:p text:style-name="P160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5">Prepara<text:span text:style-name="T8">r</text:span> stencil footprints</text:p>
          </table:table-cell>
          <table:table-cell table:style-name="Table2.D181" office:value-type="string">
            <text:p text:style-name="P99">1,0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0"><text:span text:style-name="T10">Miércoles</text:span> 17</text:p>
          </table:table-cell>
          <table:table-cell table:style-name="Table2.C40" office:value-type="string">
            <text:p text:style-name="P100">Documentación software</text:p>
          </table:table-cell>
          <table:table-cell table:style-name="Table2.D40" office:value-type="string">
            <text:p text:style-name="P101">1,0</text:p>
          </table:table-cell>
          <table:table-cell table:style-name="Table2.E40" office:value-type="string">
            <text:p text:style-name="P160"/>
          </table:table-cell>
          <table:table-cell table:style-name="Table2.F43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40" office:value-type="string">
            <text:p text:style-name="P100">Pruebas desarrollo </text:p>
          </table:table-cell>
          <table:table-cell table:style-name="Table2.D40" office:value-type="string">
            <text:p text:style-name="P101">1,0</text:p>
          </table:table-cell>
          <table:table-cell table:style-name="Table2.E40" office:value-type="string">
            <text:p text:style-name="P160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0">Componentes: búsqueda+lista</text:p>
          </table:table-cell>
          <table:table-cell table:style-name="Table2.D181" office:value-type="string">
            <text:p text:style-name="P101">1,5</text:p>
          </table:table-cell>
          <table:table-cell table:style-name="Table2.E181" office:value-type="string">
            <text:p text:style-name="P16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2">Informe banco ruido: parte figura ruido</text:p>
          </table:table-cell>
          <table:table-cell table:style-name="Table2.D181" office:value-type="string">
            <text:p text:style-name="P101">1,0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0">Modelado software</text:p>
          </table:table-cell>
          <table:table-cell table:style-name="Table2.D43" office:value-type="string">
            <text:p text:style-name="P101">2,0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1">Jueves 18</text:p>
          </table:table-cell>
          <table:table-cell table:style-name="Table2.C181" office:value-type="string">
            <text:p text:style-name="P96">Prepara<text:span text:style-name="T8">r</text:span> stencil footprints</text:p>
          </table:table-cell>
          <table:table-cell table:style-name="Table2.D181" office:value-type="string">
            <text:p text:style-name="P104">1.0</text:p>
          </table:table-cell>
          <table:table-cell table:style-name="Table2.E181" office:value-type="string">
            <text:p text:style-name="P58"/>
          </table:table-cell>
          <table:table-cell table:style-name="Table2.F48" table:number-rows-spanned="5" office:value-type="string">
            <text:p text:style-name="P12">El Cendit suspende actividades a la 1:00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02">Componentes: búsqueda+lista</text:p>
          </table:table-cell>
          <table:table-cell table:style-name="Table2.D181" office:value-type="string">
            <text:p text:style-name="P104">1.0</text:p>
          </table:table-cell>
          <table:table-cell table:style-name="Table2.E181" office:value-type="string">
            <text:p text:style-name="P160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2">Modelado software</text:p>
          </table:table-cell>
          <table:table-cell table:style-name="Table2.D181" office:value-type="string">
            <text:p text:style-name="P104">2.0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2">Pruebas desarrollo <text:s/><text:span text:style-name="T11">+ doc software</text:span></text:p>
          </table:table-cell>
          <table:table-cell table:style-name="Table2.D181" office:value-type="string">
            <text:p text:style-name="P104">2.0</text:p>
          </table:table-cell>
          <table:table-cell table:style-name="Table2.E181" office:value-type="string">
            <text:p text:style-name="P160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2">Informe banco ruido: parte figura ruido</text:p>
          </table:table-cell>
          <table:table-cell table:style-name="Table2.D181" office:value-type="string">
            <text:p text:style-name="P104">1.0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table-cell table:style-name="Table2.B49" table:number-rows-spanned="6" office:value-type="string">
            <text:p text:style-name="P13">Viernes 19</text:p>
          </table:table-cell>
          <table:table-cell table:style-name="Table2.C54" office:value-type="string">
            <text:p text:style-name="P105">Informe tutor</text:p>
          </table:table-cell>
          <table:table-cell table:style-name="Table2.D54" office:value-type="string">
            <text:p text:style-name="P106">1,0</text:p>
          </table:table-cell>
          <table:table-cell table:style-name="Table2.E54" office:value-type="string">
            <text:p text:style-name="P160"/>
          </table:table-cell>
          <table:table-cell table:style-name="Table2.F54" table:number-rows-spanned="6" office:value-type="string">
            <text:p text:style-name="P7"/>
          </table:table-cell>
        </table:table-row>
        <table:table-row>
          <table:covered-table-cell/>
          <table:covered-table-cell/>
          <table:table-cell table:style-name="Table2.C54" office:value-type="string">
            <text:p text:style-name="P105">Componentes: búsqueda+lista</text:p>
          </table:table-cell>
          <table:table-cell table:style-name="Table2.D54" office:value-type="string">
            <text:p text:style-name="P106">1,<text:span text:style-name="T12">0</text:span></text:p>
          </table:table-cell>
          <table:table-cell table:style-name="Table2.E54" office:value-type="string">
            <text:p text:style-name="P160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97">Prepara<text:span text:style-name="T8">r</text:span> stencil footprints</text:p>
          </table:table-cell>
          <table:table-cell table:style-name="Table2.D54" office:value-type="string">
            <text:p text:style-name="P107">1.0</text:p>
          </table:table-cell>
          <table:table-cell table:style-name="Table2.E54" office:value-type="string">
            <text:p text:style-name="P160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102">Modelado software</text:p>
          </table:table-cell>
          <table:table-cell table:style-name="Table2.D54" office:value-type="string">
            <text:p text:style-name="P104">2.0</text:p>
          </table:table-cell>
          <table:table-cell table:style-name="Table2.E54" office:value-type="string">
            <text:p text:style-name="P162"/>
          </table:table-cell>
          <table:covered-table-cell/>
        </table:table-row>
        <table:table-row>
          <table:covered-table-cell/>
          <table:covered-table-cell/>
          <table:table-cell table:style-name="Table2.C53" office:value-type="string">
            <text:p text:style-name="P102">Informe banco ruido: parte figura ruido</text:p>
          </table:table-cell>
          <table:table-cell table:style-name="Table2.D53" office:value-type="string">
            <text:p text:style-name="P104">1.0</text:p>
          </table:table-cell>
          <table:table-cell table:style-name="Table2.E53" office:value-type="string">
            <text:p text:style-name="P162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103">Pruebas desarrollo <text:s/><text:span text:style-name="T11">+ doc software</text:span></text:p>
          </table:table-cell>
          <table:table-cell table:style-name="Table2.D54" office:value-type="string">
            <text:p text:style-name="P106">1,0</text:p>
          </table:table-cell>
          <table:table-cell table:style-name="Table2.E54" office:value-type="string">
            <text:p text:style-name="P162"/>
          </table:table-cell>
          <table:covered-table-cell/>
        </table:table-row>
        <table:table-row>
          <table:covered-table-cell/>
          <table:table-cell table:style-name="Table2.A2" table:number-rows-spanned="2" office:value-type="string">
            <text:p text:style-name="P14">Lunes 2<text:span text:style-name="T13">2</text:span></text:p>
          </table:table-cell>
          <table:table-cell table:style-name="Table2.C181" office:value-type="string">
            <text:p text:style-name="P108">Reunión pautada con J.Rodriguez y K. Moncada.</text:p>
          </table:table-cell>
          <table:table-cell table:style-name="Table2.D181" office:value-type="string">
            <text:p text:style-name="P109">-</text:p>
          </table:table-cell>
          <table:table-cell table:style-name="Table2.E181" office:value-type="string">
            <text:p text:style-name="P160"/>
          </table:table-cell>
          <table:table-cell table:style-name="Table2.F56" table:number-rows-spanned="2" office:value-type="string">
            <text:p text:style-name="P15">Cendit suspende actividades <text:s/>a la 1:00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08">Presentación figura ruido</text:p>
          </table:table-cell>
          <table:table-cell table:style-name="Table2.D181" office:value-type="string">
            <text:p text:style-name="P109">-</text:p>
          </table:table-cell>
          <table:table-cell table:style-name="Table2.E181" office:value-type="string">
            <text:p text:style-name="P160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5">Martes 2<text:span text:style-name="T13">3</text:span></text:p>
          </table:table-cell>
          <table:table-cell table:style-name="Table2.C181" office:value-type="string">
            <text:p text:style-name="P113">Informe presentación figura ruido</text:p>
          </table:table-cell>
          <table:table-cell table:style-name="Table2.D181" office:value-type="string">
            <text:p text:style-name="P114">3</text:p>
          </table:table-cell>
          <table:table-cell table:style-name="Table2.E181" office:value-type="string">
            <text:p text:style-name="P160"/>
          </table:table-cell>
          <table:table-cell table:style-name="Table2.F60" table:number-rows-spanned="4" office:value-type="string">
            <text:p text:style-name="P16">Cendit supende actividades a la 1:00 PM.</text:p>
            <text:p text:style-name="P16"/>
            <text:p text:style-name="P17">Presentación a J. Rodriguez y K. Moncada.</text:p>
            <text:p text:style-name="P16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3">Búsqueda componentes</text:p>
          </table:table-cell>
          <table:table-cell table:style-name="Table2.D181" office:value-type="string">
            <text:p text:style-name="P114">1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3">Preparación stencil footprints</text:p>
          </table:table-cell>
          <table:table-cell table:style-name="Table2.D181" office:value-type="string">
            <text:p text:style-name="P114">1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3">Prueba desarrollo + doc software</text:p>
          </table:table-cell>
          <table:table-cell table:style-name="Table2.D181" office:value-type="string">
            <text:p text:style-name="P114">1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9">Miércoles 24</text:p>
          </table:table-cell>
          <table:table-cell table:style-name="Table2.C181" office:value-type="string">
            <text:p text:style-name="P110">Componentes: búsqueda + lista</text:p>
          </table:table-cell>
          <table:table-cell table:style-name="Table2.D181" office:value-type="string">
            <text:p text:style-name="P109">1.5</text:p>
          </table:table-cell>
          <table:table-cell table:style-name="Table2.E181" office:value-type="string">
            <text:p text:style-name="P163"/>
          </table:table-cell>
          <table:table-cell table:style-name="Table2.F64" table:number-rows-spanned="4" office:value-type="string">
            <text:p text:style-name="P20">El Cendit suspende actividades a la 1:00P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0">Preparar versión informe técnico</text:p>
          </table:table-cell>
          <table:table-cell table:style-name="Table2.D181" office:value-type="string">
            <text:p text:style-name="P109">1.0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0">Lectura y documentación software</text:p>
          </table:table-cell>
          <table:table-cell table:style-name="Table2.D181" office:value-type="string">
            <text:p text:style-name="P109">1,5</text:p>
          </table:table-cell>
          <table:table-cell table:style-name="Table2.E181" office:value-type="string">
            <text:p text:style-name="P160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0">Prueba desarrollo</text:p>
          </table:table-cell>
          <table:table-cell table:style-name="Table2.D181" office:value-type="string">
            <text:p text:style-name="P109">1,5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0">Jueves 25</text:p>
          </table:table-cell>
          <table:table-cell table:style-name="Table2.C181" office:value-type="string">
            <text:p text:style-name="P117">Seminario FLUKE</text:p>
          </table:table-cell>
          <table:table-cell table:style-name="Table2.D181" office:value-type="string">
            <text:p text:style-name="P118">3,0</text:p>
          </table:table-cell>
          <table:table-cell table:style-name="Table2.E181" office:value-type="string">
            <text:p text:style-name="P58"/>
          </table:table-cell>
          <table:table-cell table:style-name="Table2.F70" table:number-rows-spanned="6" office:value-type="string">
            <text:p text:style-name="P18">Presentación a J. Rodriguez y K. Moncada.</text:p>
            <text:p text:style-name="P21">Se conoce el software de control de la sala de EMC, EMC32.</text:p>
            <text:p text:style-name="P21">Presentación a P. Ruiz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0">Lectura y documentación software</text:p>
          </table:table-cell>
          <table:table-cell table:style-name="Table2.D181" office:value-type="string">
            <text:p text:style-name="P118">1,0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0">Prueba desarrollo</text:p>
          </table:table-cell>
          <table:table-cell table:style-name="Table2.D181" office:value-type="string">
            <text:p text:style-name="P118">1,0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1">Componentes: búsqueda + lista</text:p>
          </table:table-cell>
          <table:table-cell table:style-name="Table2.D181" office:value-type="string">
            <text:p text:style-name="P118">1,0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5">Preparación stencil footprints</text:p>
          </table:table-cell>
          <table:table-cell table:style-name="Table2.D181" office:value-type="string">
            <text:p text:style-name="P118">1,0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7">Informe <text:span text:style-name="T14">técnico</text:span></text:p>
          </table:table-cell>
          <table:table-cell table:style-name="Table2.D181" office:value-type="string">
            <text:p text:style-name="P118">1,0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22">Viernes 26</text:p>
          </table:table-cell>
          <table:table-cell table:style-name="Table2.C181" office:value-type="string">
            <text:p text:style-name="P110">Prueba desarrollo</text:p>
          </table:table-cell>
          <table:table-cell table:style-name="Table2.D181" office:value-type="string">
            <text:p text:style-name="P118">1,0</text:p>
          </table:table-cell>
          <table:table-cell table:style-name="Table2.E181" office:value-type="string">
            <text:p text:style-name="P163"/>
          </table:table-cell>
          <table:table-cell table:style-name="Table2.F74" table:number-rows-spanned="4" office:value-type="string">
            <text:p text:style-name="P23">Cendit da la salida a las 3:00 PM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1">Componentes: búsqueda + lista</text:p>
          </table:table-cell>
          <table:table-cell table:style-name="Table2.D181" office:value-type="string">
            <text:p text:style-name="P118">1,0</text:p>
          </table:table-cell>
          <table:table-cell table:style-name="Table2.E181" office:value-type="string">
            <text:p text:style-name="P16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5">Preparación stencil footprints</text:p>
          </table:table-cell>
          <table:table-cell table:style-name="Table2.D181" office:value-type="string">
            <text:p text:style-name="P118">1,0</text:p>
          </table:table-cell>
          <table:table-cell table:style-name="Table2.E181" office:value-type="string">
            <text:p text:style-name="P163"/>
          </table:table-cell>
          <table:covered-table-cell/>
        </table:table-row>
        <table:table-row>
          <table:covered-table-cell/>
          <table:covered-table-cell/>
          <table:table-cell table:style-name="Table2.C74" office:value-type="string">
            <text:p text:style-name="P110">Lectura y documentación software</text:p>
          </table:table-cell>
          <table:table-cell table:style-name="Table2.D74" office:value-type="string">
            <text:p text:style-name="P118">1,0</text:p>
          </table:table-cell>
          <table:table-cell table:style-name="Table2.E74" office:value-type="string">
            <text:p text:style-name="P163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4">Lunes <text:s/>29</text:p>
          </table:table-cell>
          <table:table-cell table:style-name="Table2.C181" office:value-type="string">
            <text:p text:style-name="P119">Requerimientos de software: doc</text:p>
          </table:table-cell>
          <table:table-cell table:style-name="Table2.D181" office:value-type="string">
            <text:p text:style-name="P120">1,0</text:p>
          </table:table-cell>
          <table:table-cell table:style-name="Table2.E181" office:value-type="string">
            <text:p text:style-name="P163"/>
          </table:table-cell>
          <table:table-cell table:style-name="Table2.F80" table:number-rows-spanned="6" office:value-type="string">
            <text:p text:style-name="P25">Cendit suspende actividades a la 1:00 PM. Consulta con Carle Linez, electrónica (1 hora aprox)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9">Modelado de software: uml</text:p>
          </table:table-cell>
          <table:table-cell table:style-name="Table2.D181" office:value-type="string">
            <text:p text:style-name="P120">1,0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9">Propuesta de hardware</text:p>
          </table:table-cell>
          <table:table-cell table:style-name="Table2.D181" office:value-type="string">
            <text:p text:style-name="P120">1,0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2">Componentes: búsqueda + lista</text:p>
          </table:table-cell>
          <table:table-cell table:style-name="Table2.D181" office:value-type="string">
            <text:p text:style-name="P120">1,0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6">Preparación stencil footprints: <text:span text:style-name="T15">Eagle/Kicad</text:span></text:p>
          </table:table-cell>
          <table:table-cell table:style-name="Table2.D181" office:value-type="string">
            <text:p text:style-name="P120">1,0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1">Documentación software</text:p>
          </table:table-cell>
          <table:table-cell table:style-name="Table2.D181" office:value-type="string">
            <text:p text:style-name="P120"><text:span text:style-name="T16">1</text:span>,0</text:p>
          </table:table-cell>
          <table:table-cell table:style-name="Table2.E181" office:value-type="string">
            <text:p text:style-name="P163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5">Martes 30</text:p>
          </table:table-cell>
          <table:table-cell table:style-name="Table2.C181" office:value-type="string">
            <text:p text:style-name="P121">Prueba desarrollo </text:p>
          </table:table-cell>
          <table:table-cell table:style-name="Table2.D181" office:value-type="string">
            <text:p text:style-name="P122">2,0</text:p>
          </table:table-cell>
          <table:table-cell table:style-name="Table2.E181" office:value-type="string">
            <text:p text:style-name="P163"/>
          </table:table-cell>
          <table:table-cell table:style-name="Table2.F86" table:number-rows-spanned="6" office:value-type="string">
            <text:p text:style-name="P26">Cendit da salida a la 1:00 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1">Documentación software: com VISA</text:p>
          </table:table-cell>
          <table:table-cell table:style-name="Table2.D181" office:value-type="string">
            <text:p text:style-name="P122">1,0</text:p>
          </table:table-cell>
          <table:table-cell table:style-name="Table2.E181" office:value-type="string">
            <text:p text:style-name="P16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1">Componentes: búsqueda + lista</text:p>
          </table:table-cell>
          <table:table-cell table:style-name="Table2.D181" office:value-type="string">
            <text:p text:style-name="P118">1,0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9">Modelado de software: uml</text:p>
          </table:table-cell>
          <table:table-cell table:style-name="Table2.D181" office:value-type="string">
            <text:p text:style-name="P122">1,0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9"><text:span text:style-name="T16">Modelado</text:span> de hardware</text:p>
          </table:table-cell>
          <table:table-cell table:style-name="Table2.D181" office:value-type="string">
            <text:p text:style-name="P122">1,0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1">Informe técnico</text:p>
          </table:table-cell>
          <table:table-cell table:style-name="Table2.D181" office:value-type="string">
            <text:p text:style-name="P122">1,0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6"><text:span text:style-name="T18">Miércoles</text:span> 31</text:p>
          </table:table-cell>
          <table:table-cell table:style-name="Table2.C181" office:value-type="string">
            <text:p text:style-name="P93"/>
          </table:table-cell>
          <table:table-cell table:style-name="Table2.D181" office:value-type="string">
            <text:p text:style-name="P94"/>
          </table:table-cell>
          <table:table-cell table:style-name="Table2.E181" office:value-type="string">
            <text:p text:style-name="P162"/>
          </table:table-cell>
          <table:table-cell table:style-name="Table2.F170" office:value-type="string">
            <text:p text:style-name="P26">Ausencia. Diligencia personal</text:p>
          </table:table-cell>
        </table:table-row>
        <table:table-row>
          <table:table-cell table:style-name="Table2.A2" table:number-rows-spanned="95" office:value-type="string">
            <text:p text:style-name="P51"><text:soft-page-break/>JUNIO</text:p>
          </table:table-cell>
          <table:table-cell table:style-name="Table2.A2" table:number-rows-spanned="6" office:value-type="string">
            <text:p text:style-name="P27">Jueves 1</text:p>
          </table:table-cell>
          <table:table-cell table:style-name="Table2.C181" office:value-type="string">
            <text:p text:style-name="P123">Desarrollo: librería comunicaciones</text:p>
          </table:table-cell>
          <table:table-cell table:style-name="Table2.D181" office:value-type="string">
            <text:p text:style-name="P124">2,0</text:p>
          </table:table-cell>
          <table:table-cell table:style-name="Table2.E181" office:value-type="string">
            <text:p text:style-name="P163"/>
          </table:table-cell>
          <table:table-cell table:style-name="Table2.F93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3">Documentación software: com VISA</text:p>
          </table:table-cell>
          <table:table-cell table:style-name="Table2.D181" office:value-type="string">
            <text:p text:style-name="P124">1,0</text:p>
          </table:table-cell>
          <table:table-cell table:style-name="Table2.E181" office:value-type="string">
            <text:p text:style-name="P16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3">Generar lista componentes</text:p>
          </table:table-cell>
          <table:table-cell table:style-name="Table2.D181" office:value-type="string">
            <text:p text:style-name="P124">0,5</text:p>
          </table:table-cell>
          <table:table-cell table:style-name="Table2.E181" office:value-type="string">
            <text:p text:style-name="P16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3">Modelado software: captura requisitos</text:p>
          </table:table-cell>
          <table:table-cell table:style-name="Table2.D181" office:value-type="string">
            <text:p text:style-name="P124">1,5</text:p>
          </table:table-cell>
          <table:table-cell table:style-name="Table2.E181" office:value-type="string">
            <text:p text:style-name="P16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3">Modelado hardware</text:p>
          </table:table-cell>
          <table:table-cell table:style-name="Table2.D181" office:value-type="string">
            <text:p text:style-name="P124">1,5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3">Informe técnico</text:p>
          </table:table-cell>
          <table:table-cell table:style-name="Table2.D181" office:value-type="string">
            <text:p text:style-name="P124">1,0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8">Viernes 2</text:p>
          </table:table-cell>
          <table:table-cell table:style-name="Table2.C181" office:value-type="string">
            <text:p text:style-name="P94">?</text:p>
          </table:table-cell>
          <table:table-cell table:style-name="Table2.D181" office:value-type="string">
            <text:p text:style-name="P94"/>
          </table:table-cell>
          <table:table-cell table:style-name="Table2.E181" office:value-type="string">
            <text:p text:style-name="P162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office:value-type="string">
            <text:p text:style-name="P28">Lunes 5</text:p>
          </table:table-cell>
          <table:table-cell table:style-name="Table2.C181" office:value-type="string">
            <text:p text:style-name="P127"/>
          </table:table-cell>
          <table:table-cell table:style-name="Table2.D181" office:value-type="string">
            <text:p text:style-name="P94"/>
          </table:table-cell>
          <table:table-cell table:style-name="Table2.E181" office:value-type="string">
            <text:p text:style-name="P162"/>
          </table:table-cell>
          <table:table-cell table:style-name="Table2.F170" office:value-type="string">
            <text:p text:style-name="P28">Cendit suspende actividades todo el <text:span text:style-name="T21">día</text:span>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28">Martes 6</text:p>
          </table:table-cell>
          <table:table-cell table:style-name="Table2.C181" office:value-type="string">
            <text:p text:style-name="P123">Desarrollo: librería comunicaciones</text:p>
          </table:table-cell>
          <table:table-cell table:style-name="Table2.D181" office:value-type="string">
            <text:p text:style-name="P124">2,0</text:p>
          </table:table-cell>
          <table:table-cell table:style-name="Table2.E181" office:value-type="string">
            <text:p text:style-name="P163"/>
          </table:table-cell>
          <table:table-cell table:style-name="Table2.F100" table:number-rows-spanned="5" office:value-type="string">
            <text:p text:style-name="P29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5">Documentación software: <text:span text:style-name="T19">VISA + ISO</text:span></text:p>
          </table:table-cell>
          <table:table-cell table:style-name="Table2.D181" office:value-type="string">
            <text:p text:style-name="P128">1,5</text:p>
          </table:table-cell>
          <table:table-cell table:style-name="Table2.E181" office:value-type="string">
            <text:p text:style-name="P16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5">Modelado software: captura requisitos</text:p>
          </table:table-cell>
          <table:table-cell table:style-name="Table2.D181" office:value-type="string">
            <text:p text:style-name="P128">1,5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5">Modelado hardware: <text:span text:style-name="T19">selecc componentes</text:span></text:p>
          </table:table-cell>
          <table:table-cell table:style-name="Table2.D181" office:value-type="string">
            <text:p text:style-name="P128">1,5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5">Informe técnico</text:p>
          </table:table-cell>
          <table:table-cell table:style-name="Table2.D181" office:value-type="string">
            <text:p text:style-name="P128">1,0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1">Miércoles 7</text:p>
          </table:table-cell>
          <table:table-cell table:style-name="Table2.C181" office:value-type="string">
            <text:p text:style-name="P123">Desarrollo: librería comunicaciones</text:p>
          </table:table-cell>
          <table:table-cell table:style-name="Table2.D181" office:value-type="string">
            <text:p text:style-name="P129">1,5</text:p>
          </table:table-cell>
          <table:table-cell table:style-name="Table2.E181" office:value-type="string">
            <text:p text:style-name="P163"/>
          </table:table-cell>
          <table:table-cell table:style-name="Table2.F105" table:number-rows-spanned="5" office:value-type="string">
            <text:p text:style-name="P30">Cendit suspende actividades a la 1:00 PM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5">Documentación software: <text:span text:style-name="T19">VISA + ISO</text:span></text:p>
          </table:table-cell>
          <table:table-cell table:style-name="Table2.D181" office:value-type="string">
            <text:p text:style-name="P128">1,5</text:p>
          </table:table-cell>
          <table:table-cell table:style-name="Table2.E181" office:value-type="string">
            <text:p text:style-name="P16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3">Modelado software: captura requisitos</text:p>
          </table:table-cell>
          <table:table-cell table:style-name="Table2.D181" office:value-type="string">
            <text:p text:style-name="P124">1,<text:span text:style-name="T20">0</text:span>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3">Modelado hardware</text:p>
          </table:table-cell>
          <table:table-cell table:style-name="Table2.D181" office:value-type="string">
            <text:p text:style-name="P124">1,<text:span text:style-name="T20">0</text:span>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05" office:value-type="string">
            <text:p text:style-name="P123">Informe técnico</text:p>
          </table:table-cell>
          <table:table-cell table:style-name="Table2.D105" office:value-type="string">
            <text:p text:style-name="P124">1,0</text:p>
          </table:table-cell>
          <table:table-cell table:style-name="Table2.E105" office:value-type="string">
            <text:p text:style-name="P55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9">Jueves 8</text:p>
          </table:table-cell>
          <table:table-cell table:style-name="Table2.C181" office:value-type="string">
            <text:p text:style-name="P123">Desarrollo: librería comunicaciones</text:p>
          </table:table-cell>
          <table:table-cell table:style-name="Table2.D181" office:value-type="string">
            <text:p text:style-name="P129">1,5</text:p>
          </table:table-cell>
          <table:table-cell table:style-name="Table2.E181" office:value-type="string">
            <text:p text:style-name="P160"/>
          </table:table-cell>
          <table:table-cell table:style-name="Table2.F111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5">Documentación software: <text:span text:style-name="T19">VISA + ISO</text:span></text:p>
          </table:table-cell>
          <table:table-cell table:style-name="Table2.D181" office:value-type="string">
            <text:p text:style-name="P128">1,5</text:p>
          </table:table-cell>
          <table:table-cell table:style-name="Table2.E181" office:value-type="string">
            <text:p text:style-name="P16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0">Solicitud de componentes</text:p>
          </table:table-cell>
          <table:table-cell table:style-name="Table2.D181" office:value-type="string">
            <text:p text:style-name="P124">1,<text:span text:style-name="T20">0</text:span></text:p>
          </table:table-cell>
          <table:table-cell table:style-name="Table2.E181" office:value-type="string">
            <text:p text:style-name="P160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6">Modelado software: captura requisitos</text:p>
          </table:table-cell>
          <table:table-cell table:style-name="Table2.D181" office:value-type="string">
            <text:p text:style-name="P124">1,<text:span text:style-name="T20">0</text:span>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3">Modelado hardware</text:p>
          </table:table-cell>
          <table:table-cell table:style-name="Table2.D181" office:value-type="string">
            <text:p text:style-name="P124">1,0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3">Informe técnico</text:p>
          </table:table-cell>
          <table:table-cell table:style-name="Table2.D181" office:value-type="string">
            <text:p text:style-name="P94"/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table-cell table:style-name="Table2.A2" table:number-rows-spanned="7" office:value-type="string">
            <text:p text:style-name="P32">Viernes 9</text:p>
          </table:table-cell>
          <table:table-cell table:style-name="Table2.C181" office:value-type="string">
            <text:p text:style-name="P131">Modelado+desarrollo librería comunic</text:p>
          </table:table-cell>
          <table:table-cell table:style-name="Table2.D181" office:value-type="string">
            <text:p text:style-name="P132">1,5</text:p>
          </table:table-cell>
          <table:table-cell table:style-name="Table2.E181" office:value-type="string">
            <text:p text:style-name="P58"/>
          </table:table-cell>
          <table:table-cell table:style-name="Table2.F117" table:number-rows-spanned="6" office:value-type="string">
            <text:p text:style-name="P33">Cendit suspende actividades a las 12:00 PM. <text:span text:style-name="T22">Razón: </text:span>Marcha a CONATEL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1">Documentación software: GPIB+VISA+gestión software</text:p>
          </table:table-cell>
          <table:table-cell table:style-name="Table2.D181" office:value-type="string">
            <text:p text:style-name="P132">1,5</text:p>
          </table:table-cell>
          <table:table-cell table:style-name="Table2.E181" office:value-type="string">
            <text:p text:style-name="P163"/>
          </table:table-cell>
          <table:covered-table-cell/>
        </table:table-row>
        <table:table-row table:style-name="Table2.114">
          <table:covered-table-cell/>
          <table:covered-table-cell/>
          <table:table-cell table:style-name="Table2.C181" office:value-type="string">
            <text:p text:style-name="P131">Busqueda de componentes: mecanicos</text:p>
          </table:table-cell>
          <table:table-cell table:style-name="Table2.D181" office:value-type="string">
            <text:p text:style-name="P132">1,0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1">Modelado software: GUI</text:p>
          </table:table-cell>
          <table:table-cell table:style-name="Table2.D181" office:value-type="string">
            <text:p text:style-name="P132">1,0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1">Modelado hardware: buses</text:p>
          </table:table-cell>
          <table:table-cell table:style-name="Table2.D181" office:value-type="string">
            <text:p text:style-name="P132">1,0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1">Informe <text:span text:style-name="T23">técnico</text:span></text:p>
          </table:table-cell>
          <table:table-cell table:style-name="Table2.D181" office:value-type="string">
            <text:p text:style-name="P132">1,0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1"/>
          </table:table-cell>
          <table:table-cell table:style-name="Table2.D181" office:value-type="string">
            <text:p text:style-name="P94"/>
          </table:table-cell>
          <table:table-cell table:style-name="Table2.E181" office:value-type="string">
            <text:p text:style-name="P162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table:number-rows-spanned="6" office:value-type="string">
            <text:p text:style-name="P34">Martes 13</text:p>
          </table:table-cell>
          <table:table-cell table:style-name="Table2.C181" office:value-type="string">
            <text:p text:style-name="P79">Modelado software: librería <text:span text:style-name="T24">comunicación</text:span></text:p>
          </table:table-cell>
          <table:table-cell table:style-name="Table2.D181" office:value-type="string">
            <text:p text:style-name="P80">1,0</text:p>
          </table:table-cell>
          <table:table-cell table:style-name="Table2.E181" office:value-type="string">
            <text:p text:style-name="P58"/>
          </table:table-cell>
          <table:table-cell table:style-name="Table2.F124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79">Desarrollo software: librería com</text:p>
          </table:table-cell>
          <table:table-cell table:style-name="Table2.D181" office:value-type="string">
            <text:p text:style-name="P80">1,5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1">Pedido de componentes: conectores</text:p>
          </table:table-cell>
          <table:table-cell table:style-name="Table2.D181" office:value-type="string">
            <text:p text:style-name="P133"><text:span text:style-name="T26">2</text:span>,0</text:p>
          </table:table-cell>
          <table:table-cell table:style-name="Table2.E181" office:value-type="string">
            <text:p text:style-name="P16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79">Solicitud de componentes</text:p>
          </table:table-cell>
          <table:table-cell table:style-name="Table2.D181" office:value-type="string">
            <text:p text:style-name="P80">1,<text:span text:style-name="T24">0</text:span></text:p>
          </table:table-cell>
          <table:table-cell table:style-name="Table2.E181" office:value-type="string">
            <text:p text:style-name="P16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2">Documentación: bus GPIB</text:p>
          </table:table-cell>
          <table:table-cell table:style-name="Table2.D181" office:value-type="string">
            <text:p text:style-name="P80">1,<text:span text:style-name="T25">0</text:span></text:p>
          </table:table-cell>
          <table:table-cell table:style-name="Table2.E181" office:value-type="string">
            <text:p text:style-name="P16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1">Modelado software: UML + GUI</text:p>
          </table:table-cell>
          <table:table-cell table:style-name="Table2.D181" office:value-type="string">
            <text:p text:style-name="P80">1,5</text:p>
          </table:table-cell>
          <table:table-cell table:style-name="Table2.E181" office:value-type="string">
            <text:p text:style-name="P163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5">Miércoles 14</text:p>
          </table:table-cell>
          <table:table-cell table:style-name="Table2.C181" office:value-type="string">
            <text:p text:style-name="P76">Documentos requerimientos de software</text:p>
          </table:table-cell>
          <table:table-cell table:style-name="Table2.D181" office:value-type="string">
            <text:p text:style-name="P77">1,5</text:p>
          </table:table-cell>
          <table:table-cell table:style-name="Table2.E181" office:value-type="string">
            <text:p text:style-name="P163"/>
          </table:table-cell>
          <table:table-cell table:style-name="Table2.F129" table:number-rows-spanned="5" office:value-type="string">
            <text:p text:style-name="P36">El Cendit da salida a la 1:00 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76">Modelado de software: UML+GUI + librería comunicaciones</text:p>
          </table:table-cell>
          <table:table-cell table:style-name="Table2.D181" office:value-type="string">
            <text:p text:style-name="P77">2,0</text:p>
          </table:table-cell>
          <table:table-cell table:style-name="Table2.E181" office:value-type="string">
            <text:p text:style-name="P16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76">Modelado de hardware: diagramas</text:p>
          </table:table-cell>
          <table:table-cell table:style-name="Table2.D181" office:value-type="string">
            <text:p text:style-name="P77">1,0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76">Documentación bus GPIB</text:p>
          </table:table-cell>
          <table:table-cell table:style-name="Table2.D181" office:value-type="string">
            <text:p text:style-name="P77">1,5</text:p>
          </table:table-cell>
          <table:table-cell table:style-name="Table2.E181" office:value-type="string">
            <text:p text:style-name="P16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76">Informe técnico</text:p>
          </table:table-cell>
          <table:table-cell table:style-name="Table2.D181" office:value-type="string">
            <text:p text:style-name="P77">1,0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7">Jueves 15</text:p>
          </table:table-cell>
          <table:table-cell table:style-name="Table2.C181" office:value-type="string">
            <text:p text:style-name="P76">Documentos requerimientos de software</text:p>
          </table:table-cell>
          <table:table-cell table:style-name="Table2.D181" office:value-type="string">
            <text:p text:style-name="P77">1,5</text:p>
          </table:table-cell>
          <table:table-cell table:style-name="Table2.E181" office:value-type="string">
            <text:p text:style-name="P160"/>
          </table:table-cell>
          <table:table-cell table:style-name="Table2.F134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76">Modelado de software: UML+GUI + librería comunicaciones</text:p>
          </table:table-cell>
          <table:table-cell table:style-name="Table2.D181" office:value-type="string">
            <text:p text:style-name="P134">1,5</text:p>
          </table:table-cell>
          <table:table-cell table:style-name="Table2.E181" office:value-type="string">
            <text:p text:style-name="P160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76">Documentación bus GPIB</text:p>
          </table:table-cell>
          <table:table-cell table:style-name="Table2.D181" office:value-type="string">
            <text:p text:style-name="P77">1,<text:span text:style-name="T27">0</text:span></text:p>
          </table:table-cell>
          <table:table-cell table:style-name="Table2.E181" office:value-type="string">
            <text:p text:style-name="P160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76">Modelado de hardware: diagramas</text:p>
          </table:table-cell>
          <table:table-cell table:style-name="Table2.D181" office:value-type="string">
            <text:p text:style-name="P77">1,<text:span text:style-name="T27">5</text:span></text:p>
          </table:table-cell>
          <table:table-cell table:style-name="Table2.E181" office:value-type="string">
            <text:p text:style-name="P160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76">Informe técnico</text:p>
          </table:table-cell>
          <table:table-cell table:style-name="Table2.D181" office:value-type="string">
            <text:p text:style-name="P77">1,0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8">Viernes 16</text:p>
          </table:table-cell>
          <table:table-cell table:style-name="Table2.C181" office:value-type="string">
            <text:p text:style-name="P93">?</text:p>
          </table:table-cell>
          <table:table-cell table:style-name="Table2.D181" office:value-type="string">
            <text:p text:style-name="P94"/>
          </table:table-cell>
          <table:table-cell table:style-name="Table2.E181" office:value-type="string">
            <text:p text:style-name="P162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table:number-rows-spanned="7" office:value-type="string">
            <text:p text:style-name="P38">Lunes 19</text:p>
          </table:table-cell>
          <table:table-cell table:style-name="Table2.C181" office:value-type="string">
            <text:p text:style-name="P135">Informe tutor, Ing P. Ruiz</text:p>
          </table:table-cell>
          <table:table-cell table:style-name="Table2.D181" office:value-type="string">
            <text:p text:style-name="P137">4</text:p>
          </table:table-cell>
          <table:table-cell table:style-name="Table2.E181" office:value-type="string">
            <text:p text:style-name="P163"/>
          </table:table-cell>
          <table:table-cell table:style-name="Table2.F142" table:number-rows-spanned="7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78">Modelado de software: <text:span text:style-name="T28">capa acceso</text:span></text:p>
            <text:p text:style-name="P78">comunicaciones</text:p>
          </table:table-cell>
          <table:table-cell table:style-name="Table2.D181" office:value-type="string">
            <text:p text:style-name="P136">1,5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5">Desarrollo librería communi<text:span text:style-name="T29">cations</text:span></text:p>
          </table:table-cell>
          <table:table-cell table:style-name="Table2.D181" office:value-type="string">
            <text:p text:style-name="P136">1,5</text:p>
          </table:table-cell>
          <table:table-cell table:style-name="Table2.E181" office:value-type="string">
            <text:p text:style-name="P160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5">Modelado de software: Sketch + UML GUI</text:p>
          </table:table-cell>
          <table:table-cell table:style-name="Table2.D181" office:value-type="string">
            <text:p text:style-name="P136">1,0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5">Desarrollo GUI</text:p>
          </table:table-cell>
          <table:table-cell table:style-name="Table2.D181" office:value-type="string">
            <text:p text:style-name="P136">1,0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78">Documentos requerimientos de software</text:p>
          </table:table-cell>
          <table:table-cell table:style-name="Table2.D181" office:value-type="string">
            <text:p text:style-name="P136">1,0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78">Informe técnico</text:p>
          </table:table-cell>
          <table:table-cell table:style-name="Table2.D181" office:value-type="string">
            <text:p text:style-name="P136">1,0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9">Martes 20</text:p>
          </table:table-cell>
          <table:table-cell table:style-name="Table2.C181" office:value-type="string">
            <text:p text:style-name="P135">Desarrollo librería communi<text:span text:style-name="T29">cations</text:span></text:p>
          </table:table-cell>
          <table:table-cell table:style-name="Table2.D181" office:value-type="string">
            <text:p text:style-name="P136">1,5</text:p>
          </table:table-cell>
          <table:table-cell table:style-name="Table2.E181" office:value-type="string">
            <text:p text:style-name="P160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table:number-rows-spanned="5" office:value-type="string">
            <text:p text:style-name="P40">Miércoles 21</text:p>
          </table:table-cell>
          <table:table-cell table:style-name="Table2.A2" office:value-type="string">
            <text:p text:style-name="P135">Desarrollo librería communi<text:span text:style-name="T29">cations</text:span></text:p>
          </table:table-cell>
          <table:table-cell table:style-name="Table2.D181" office:value-type="string">
            <text:p text:style-name="P136">1,5</text:p>
          </table:table-cell>
          <table:table-cell table:style-name="Table2.E181" office:value-type="string">
            <text:p text:style-name="P163"/>
          </table:table-cell>
          <table:table-cell table:style-name="Table2.F148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8">Modelado de software: communications</text:p>
          </table:table-cell>
          <table:table-cell table:style-name="Table2.D181" office:value-type="string">
            <text:p text:style-name="P137">1,0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8">Documento requerimientos de software</text:p>
          </table:table-cell>
          <table:table-cell table:style-name="Table2.D181" office:value-type="string">
            <text:p text:style-name="P137">1,5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8">Modelado GUI: sketches + UML</text:p>
          </table:table-cell>
          <table:table-cell table:style-name="Table2.D181" office:value-type="string">
            <text:p text:style-name="P137">1,0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8">Informe <text:span text:style-name="T30">técnico</text:span></text:p>
          </table:table-cell>
          <table:table-cell table:style-name="Table2.D181" office:value-type="string">
            <text:p text:style-name="P94"/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1">Jueves 22</text:p>
          </table:table-cell>
          <table:table-cell table:style-name="Table2.C181" office:value-type="string">
            <text:p text:style-name="P135">Desarrollo librería communi<text:span text:style-name="T29">cations</text:span></text:p>
          </table:table-cell>
          <table:table-cell table:style-name="Table2.D181" office:value-type="string">
            <text:p text:style-name="P136">1,5</text:p>
          </table:table-cell>
          <table:table-cell table:style-name="Table2.E181" office:value-type="string">
            <text:p text:style-name="P58"/>
          </table:table-cell>
          <table:table-cell table:style-name="Table2.F153" table:number-rows-spanned="5" office:value-type="string">
            <text:p text:style-name="P42">Cendit suspende actividades a la 1:00 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8">Modelado de software: communications</text:p>
          </table:table-cell>
          <table:table-cell table:style-name="Table2.D181" office:value-type="string">
            <text:p text:style-name="P137">1,0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8">Documento requerimientos de software</text:p>
          </table:table-cell>
          <table:table-cell table:style-name="Table2.D181" office:value-type="string">
            <text:p text:style-name="P137">1,5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8">Modelado GUI: sketches + UML</text:p>
          </table:table-cell>
          <table:table-cell table:style-name="Table2.D181" office:value-type="string">
            <text:p text:style-name="P137">1,0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9">Solicitud de <text:span text:style-name="T31">componentes</text:span></text:p>
          </table:table-cell>
          <table:table-cell table:style-name="Table2.D181" office:value-type="string">
            <text:p text:style-name="P140">1.0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2">Viernes 22</text:p>
          </table:table-cell>
          <table:table-cell table:style-name="Table2.C181" office:value-type="string">
            <text:p text:style-name="P135">Desarrollo librería communi<text:span text:style-name="T29">cations</text:span></text:p>
          </table:table-cell>
          <table:table-cell table:style-name="Table2.D181" office:value-type="string">
            <text:p text:style-name="P136">1,5</text:p>
          </table:table-cell>
          <table:table-cell table:style-name="Table2.E181" office:value-type="string">
            <text:p text:style-name="P163"/>
          </table:table-cell>
          <table:table-cell table:style-name="Table2.F158" table:number-rows-spanned="5" office:value-type="string">
            <text:p text:style-name="P43">Cendit suspende actividades a las 11:00 A<text:span text:style-name="T32">M</text:span>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8">Modelado de software: communications</text:p>
          </table:table-cell>
          <table:table-cell table:style-name="Table2.D181" office:value-type="string">
            <text:p text:style-name="P137">1,0</text:p>
          </table:table-cell>
          <table:table-cell table:style-name="Table2.E181" office:value-type="string">
            <text:p text:style-name="P16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8">Documento requerimientos de software</text:p>
          </table:table-cell>
          <table:table-cell table:style-name="Table2.D181" office:value-type="string">
            <text:p text:style-name="P137">1,5</text:p>
          </table:table-cell>
          <table:table-cell table:style-name="Table2.E181" office:value-type="string">
            <text:p text:style-name="P16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8">Modelado GUI: sketches + UML</text:p>
          </table:table-cell>
          <table:table-cell table:style-name="Table2.D181" office:value-type="string">
            <text:p text:style-name="P137">1,0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9">Solicitud de <text:span text:style-name="T31">componentes</text:span></text:p>
          </table:table-cell>
          <table:table-cell table:style-name="Table2.D181" office:value-type="string">
            <text:p text:style-name="P140">1.0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3">Lunes 26</text:p>
          </table:table-cell>
          <table:table-cell table:style-name="Table2.C181" office:value-type="string">
            <text:p text:style-name="P138">Documento requerimientos de software</text:p>
          </table:table-cell>
          <table:table-cell table:style-name="Table2.D181" office:value-type="string">
            <text:p text:style-name="P137">1,5</text:p>
          </table:table-cell>
          <table:table-cell table:style-name="Table2.E181" office:value-type="string">
            <text:p text:style-name="P162"/>
          </table:table-cell>
          <table:table-cell table:style-name="Table2.F163" table:number-rows-spanned="5" office:value-type="string">
            <text:p text:style-name="P44">Cendit suspende actividades a las 11:00 A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5">Desarrollo librería communi<text:span text:style-name="T29">cations</text:span></text:p>
          </table:table-cell>
          <table:table-cell table:style-name="Table2.D181" office:value-type="string">
            <text:p text:style-name="P136">1,5</text:p>
          </table:table-cell>
          <table:table-cell table:style-name="Table2.E181" office:value-type="string">
            <text:p text:style-name="P16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8">Modelado de software: communications</text:p>
          </table:table-cell>
          <table:table-cell table:style-name="Table2.D181" office:value-type="string">
            <text:p text:style-name="P137">1,0</text:p>
          </table:table-cell>
          <table:table-cell table:style-name="Table2.E181" office:value-type="string">
            <text:p text:style-name="P16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8">Modelado GUI: sketches + UML</text:p>
          </table:table-cell>
          <table:table-cell table:style-name="Table2.D181" office:value-type="string">
            <text:p text:style-name="P137">1,0</text:p>
          </table:table-cell>
          <table:table-cell table:style-name="Table2.E181" office:value-type="string">
            <text:p text:style-name="P16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1">Revisión informe técnico</text:p>
          </table:table-cell>
          <table:table-cell table:style-name="Table2.D181" office:value-type="string">
            <text:p text:style-name="P142">1.0</text:p>
          </table:table-cell>
          <table:table-cell table:style-name="Table2.E181" office:value-type="string">
            <text:p text:style-name="P162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45">Martes 27</text:p>
          </table:table-cell>
          <table:table-cell table:style-name="Table2.C181" office:value-type="string">
            <text:p text:style-name="P135">Desarrollo librería communi<text:span text:style-name="T29">cations</text:span></text:p>
          </table:table-cell>
          <table:table-cell table:style-name="Table2.D181" office:value-type="string">
            <text:p text:style-name="P136">1,5</text:p>
          </table:table-cell>
          <table:table-cell table:style-name="Table2.E181" office:value-type="string">
            <text:p text:style-name="P163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8">Documento requerimientos de software</text:p>
          </table:table-cell>
          <table:table-cell table:style-name="Table2.D181" office:value-type="string">
            <text:p text:style-name="P137">1,5</text:p>
          </table:table-cell>
          <table:table-cell table:style-name="Table2.E181" office:value-type="string">
            <text:p text:style-name="P58"/>
          </table:table-cell>
          <table:table-cell table:style-name="Table2.F169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8">Modelado de software: communications</text:p>
          </table:table-cell>
          <table:table-cell table:style-name="Table2.D181" office:value-type="string">
            <text:p text:style-name="P137">1,0</text:p>
          </table:table-cell>
          <table:table-cell table:style-name="Table2.E181" office:value-type="string">
            <text:p text:style-name="P16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8">Modelado GUI: sketches + UML</text:p>
          </table:table-cell>
          <table:table-cell table:style-name="Table2.D181" office:value-type="string">
            <text:p text:style-name="P137">1,0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3">Modelado de hardware</text:p>
          </table:table-cell>
          <table:table-cell table:style-name="Table2.D181" office:value-type="string">
            <text:p text:style-name="P144">1.0</text:p>
          </table:table-cell>
          <table:table-cell table:style-name="Table2.E181" office:value-type="string">
            <text:p text:style-name="P16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1">Revisión informe técnico</text:p>
          </table:table-cell>
          <table:table-cell table:style-name="Table2.D181" office:value-type="string">
            <text:p text:style-name="P142">1.0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6">Miercoles 28</text:p>
          </table:table-cell>
          <table:table-cell table:style-name="Table2.C181" office:value-type="string">
            <text:p text:style-name="P145"/>
          </table:table-cell>
          <table:table-cell table:style-name="Table2.D181" office:value-type="string">
            <text:p text:style-name="P94"/>
          </table:table-cell>
          <table:table-cell table:style-name="Table2.E181" office:value-type="string">
            <text:p text:style-name="P162"/>
          </table:table-cell>
          <table:table-cell table:style-name="Table2.F170" office:value-type="string">
            <text:p text:style-name="P46">Cendit suspende actividades el dia completo, causa marcha de los helicópteros</text:p>
          </table:table-cell>
        </table:table-row>
        <table:table-row>
          <table:covered-table-cell/>
          <table:table-cell table:style-name="Table2.A2" table:number-rows-spanned="6" office:value-type="string">
            <text:p text:style-name="P46">Jueves 29</text:p>
          </table:table-cell>
          <table:table-cell table:style-name="Table2.C181" office:value-type="string">
            <text:p text:style-name="P138">Documento requerimientos de software</text:p>
          </table:table-cell>
          <table:table-cell table:style-name="Table2.D181" office:value-type="string">
            <text:p text:style-name="P137">1,5</text:p>
          </table:table-cell>
          <table:table-cell table:style-name="Table2.E181" office:value-type="string">
            <text:p text:style-name="P163"/>
          </table:table-cell>
          <table:table-cell table:style-name="Table2.F176" table:number-rows-spanned="6" office:value-type="string">
            <text:p text:style-name="P47">Fiesta por aniversario Cendit, 12 años. <text:span text:style-name="T48">Salida a las 3:00 PM,</text:span>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8">Modelado de software: <text:span text:style-name="T47">librería IO</text:span></text:p>
          </table:table-cell>
          <table:table-cell table:style-name="Table2.D181" office:value-type="string">
            <text:p text:style-name="P137">1,<text:span text:style-name="T33">5</text:span></text:p>
          </table:table-cell>
          <table:table-cell table:style-name="Table2.E181" office:value-type="string">
            <text:p text:style-name="P16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8">Modelado GUI: sketches + UML</text:p>
          </table:table-cell>
          <table:table-cell table:style-name="Table2.D181" office:value-type="string">
            <text:p text:style-name="P137">1,0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3">Modelado de hardware</text:p>
          </table:table-cell>
          <table:table-cell table:style-name="Table2.D181" office:value-type="string">
            <text:p text:style-name="P144">1.<text:span text:style-name="T33">5</text:span>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6"><text:span text:style-name="T46">Instrucción</text:span> de trabajo</text:p>
          </table:table-cell>
          <table:table-cell table:style-name="Table2.D181" office:value-type="string">
            <text:p text:style-name="P147">1.0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1">Revisión informe técnico</text:p>
          </table:table-cell>
          <table:table-cell table:style-name="Table2.D181" office:value-type="string">
            <text:p text:style-name="P142">1.0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7">Viernes <text:s/>30</text:p>
          </table:table-cell>
          <table:table-cell table:style-name="Table2.C181" office:value-type="string">
            <text:p text:style-name="P138">Documento requerimientos de software</text:p>
          </table:table-cell>
          <table:table-cell table:style-name="Table2.D181" office:value-type="string">
            <text:p text:style-name="P137">1,5</text:p>
          </table:table-cell>
          <table:table-cell table:style-name="Table2.E181" office:value-type="string">
            <text:p text:style-name="P160"/>
          </table:table-cell>
          <table:table-cell table:style-name="Table2.F182" table:number-rows-spanned="6" office:value-type="string">
            <text:p text:style-name="P5"/>
          </table:table-cell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38">Modelado de software: <text:span text:style-name="T47">librería IO</text:span></text:p>
          </table:table-cell>
          <table:table-cell table:style-name="Table2.D181" office:value-type="string">
            <text:p text:style-name="P137">1,<text:span text:style-name="T33">5</text:span></text:p>
          </table:table-cell>
          <table:table-cell table:style-name="Table2.E181" office:value-type="string">
            <text:p text:style-name="P160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48">Desarrollo de software: librería IO</text:p>
          </table:table-cell>
          <table:table-cell table:style-name="Table2.D181" office:value-type="string">
            <text:p text:style-name="P149">1.5</text:p>
          </table:table-cell>
          <table:table-cell table:style-name="Table2.E181" office:value-type="string">
            <text:p text:style-name="P160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43">Modelado de hardware</text:p>
          </table:table-cell>
          <table:table-cell table:style-name="Table2.D181" office:value-type="string">
            <text:p text:style-name="P144">1.<text:span text:style-name="T33">5</text:span>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46"><text:span text:style-name="T46">Instrucción</text:span> de trabajo</text:p>
          </table:table-cell>
          <table:table-cell table:style-name="Table2.D181" office:value-type="string">
            <text:p text:style-name="P147">1.0</text:p>
          </table:table-cell>
          <table:table-cell table:style-name="Table2.E181" office:value-type="string">
            <text:p text:style-name="P58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2" office:value-type="string">
            <text:p text:style-name="P141">Revisión informe técnico</text:p>
          </table:table-cell>
          <table:table-cell table:style-name="Table2.D182" office:value-type="string">
            <text:p text:style-name="P142">1.0</text:p>
          </table:table-cell>
          <table:table-cell table:style-name="Table2.E182" office:value-type="string">
            <text:p text:style-name="P58"/>
          </table:table-cell>
          <table:covered-table-cell/>
        </table:table-row>
        <table:table-row>
          <table:table-cell table:style-name="Table2.A2" table:number-rows-spanned="18" office:value-type="string">
            <text:p text:style-name="P52">JULIO</text:p>
          </table:table-cell>
          <table:table-cell table:style-name="Table2.A2" table:number-rows-spanned="6" office:value-type="string">
            <text:p text:style-name="P48">Martes 4</text:p>
          </table:table-cell>
          <table:table-cell table:style-name="Table2.C193" office:value-type="string">
            <text:p text:style-name="P150">Revisión requerimientos de software</text:p>
          </table:table-cell>
          <table:table-cell table:style-name="Table2.D193" office:value-type="string">
            <text:p text:style-name="P142"/>
          </table:table-cell>
          <table:table-cell table:style-name="Table2.E189" office:value-type="string">
            <text:p text:style-name="P160"/>
          </table:table-cell>
          <table:table-cell table:style-name="Table2.F188" table:number-rows-spanned="6" office:value-type="string">
            <text:p text:style-name="P49">Cendit da salida a las 11:00 AM</text:p>
          </table:table-cell>
        </table:table-row>
        <table:table-row>
          <table:covered-table-cell/>
          <table:covered-table-cell/>
          <table:table-cell table:style-name="Table2.C193" office:value-type="string">
            <text:p text:style-name="P150">Revisión informe técnico</text:p>
          </table:table-cell>
          <table:table-cell table:style-name="Table2.D193" office:value-type="string">
            <text:p text:style-name="P142"/>
          </table:table-cell>
          <table:table-cell table:style-name="Table2.E189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0">Modelado de software</text:p>
          </table:table-cell>
          <table:table-cell table:style-name="Table2.D193" office:value-type="string">
            <text:p text:style-name="P142"/>
          </table:table-cell>
          <table:table-cell table:style-name="Table2.E189" office:value-type="string">
            <text:p text:style-name="P160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0">Desarrollo de software: Librería IO</text:p>
          </table:table-cell>
          <table:table-cell table:style-name="Table2.D193" office:value-type="string">
            <text:p text:style-name="P142"/>
          </table:table-cell>
          <table:table-cell table:style-name="Table2.E189" office:value-type="string">
            <text:p text:style-name="P160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0">Instrucción de trabajo</text:p>
          </table:table-cell>
          <table:table-cell table:style-name="Table2.D193" office:value-type="string">
            <text:p text:style-name="P185"/>
          </table:table-cell>
          <table:table-cell table:style-name="Table2.E189" office:value-type="string">
            <text:p text:style-name="P160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0">Modelado hardware</text:p>
          </table:table-cell>
          <table:table-cell table:style-name="Table2.D193" office:value-type="string">
            <text:p text:style-name="P142"/>
          </table:table-cell>
          <table:table-cell table:style-name="Table2.E189" office:value-type="string">
            <text:p text:style-name="P58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50">Jueves 6</text:p>
          </table:table-cell>
          <table:table-cell table:style-name="Table2.C193" office:value-type="string">
            <text:p text:style-name="P152">Modelado de software</text:p>
          </table:table-cell>
          <table:table-cell table:style-name="Table2.D193" office:value-type="string">
            <text:p text:style-name="P153">1,5</text:p>
          </table:table-cell>
          <table:table-cell table:style-name="Table2.E189" office:value-type="string">
            <text:p text:style-name="P194"/>
          </table:table-cell>
          <table:table-cell table:style-name="Table2.F194" table:number-rows-spanned="6" office:value-type="string">
            <text:p text:style-name="P187">Cendit da salida a las 12:00 .</text:p>
            <text:p text:style-name="P187"/>
            <text:p text:style-name="P187">Sali a las 3:20 PM por reunión co P. Ruiz.</text:p>
          </table:table-cell>
        </table:table-row>
        <table:table-row>
          <table:covered-table-cell/>
          <table:covered-table-cell/>
          <table:table-cell table:style-name="Table2.C193" office:value-type="string">
            <text:p text:style-name="P151">Desarrollo de software: Librería IO</text:p>
          </table:table-cell>
          <table:table-cell table:style-name="Table2.D193" office:value-type="string">
            <text:p text:style-name="P153">2,0</text:p>
          </table:table-cell>
          <table:table-cell table:style-name="Table2.E193" office:value-type="string">
            <text:p text:style-name="P163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1">Instrucción de trabajo</text:p>
          </table:table-cell>
          <table:table-cell table:style-name="Table2.D193" office:value-type="string">
            <text:p text:style-name="P153">1,5</text:p>
          </table:table-cell>
          <table:table-cell table:style-name="Table2.E193" office:value-type="string">
            <text:p text:style-name="P160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1">Modelado hardware</text:p>
          </table:table-cell>
          <table:table-cell table:style-name="Table2.D193" office:value-type="string">
            <text:p text:style-name="P153">1,0</text:p>
          </table:table-cell>
          <table:table-cell table:style-name="Table2.E193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0">Revisión requerimientos de software</text:p>
          </table:table-cell>
          <table:table-cell table:style-name="Table2.D193" office:value-type="string">
            <text:p text:style-name="P153">1,0</text:p>
          </table:table-cell>
          <table:table-cell table:style-name="Table2.E193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94" office:value-type="string">
            <text:p text:style-name="P150">Revisión informe técnico</text:p>
          </table:table-cell>
          <table:table-cell table:style-name="Table2.D194" office:value-type="string">
            <text:p text:style-name="P153">1,0</text:p>
          </table:table-cell>
          <table:table-cell table:style-name="Table2.E194" office:value-type="string">
            <text:p text:style-name="P58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186">Viernes 7</text:p>
          </table:table-cell>
          <table:table-cell table:style-name="Table2.C198" office:value-type="string">
            <text:p text:style-name="P191">Modelado de software</text:p>
          </table:table-cell>
          <table:table-cell table:style-name="Table2.D198" office:value-type="string">
            <text:p text:style-name="P153"/>
          </table:table-cell>
          <table:table-cell table:style-name="Table2.E198" office:value-type="string">
            <text:p text:style-name="P162"/>
          </table:table-cell>
          <table:table-cell table:style-name="Table2.F200" table:number-rows-spanned="6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198" office:value-type="string">
            <text:p text:style-name="P189">Desarrollo de software: Librería IO <text:span text:style-name="T49">+ GUI</text:span></text:p>
          </table:table-cell>
          <table:table-cell table:style-name="Table2.D198" office:value-type="string">
            <text:p text:style-name="P153"/>
          </table:table-cell>
          <table:table-cell table:style-name="Table2.E198" office:value-type="string">
            <text:p text:style-name="P162"/>
          </table:table-cell>
          <table:covered-table-cell/>
        </table:table-row>
        <table:table-row>
          <table:covered-table-cell/>
          <table:covered-table-cell/>
          <table:table-cell table:style-name="Table2.C198" office:value-type="string">
            <text:p text:style-name="P191">Modelado de hardware</text:p>
          </table:table-cell>
          <table:table-cell table:style-name="Table2.D198" office:value-type="string">
            <text:p text:style-name="P153"/>
          </table:table-cell>
          <table:table-cell table:style-name="Table2.E198" office:value-type="string">
            <text:p text:style-name="P162"/>
          </table:table-cell>
          <table:covered-table-cell/>
        </table:table-row>
        <table:table-row>
          <table:covered-table-cell/>
          <table:covered-table-cell/>
          <table:table-cell table:style-name="Table2.C198" office:value-type="string">
            <text:p text:style-name="P189">Revisión requerimientos de software</text:p>
          </table:table-cell>
          <table:table-cell table:style-name="Table2.D198" office:value-type="string">
            <text:p text:style-name="P153"/>
          </table:table-cell>
          <table:table-cell table:style-name="Table2.E198" office:value-type="string">
            <text:p text:style-name="P162"/>
          </table:table-cell>
          <table:covered-table-cell/>
        </table:table-row>
        <table:table-row>
          <table:covered-table-cell/>
          <table:covered-table-cell/>
          <table:table-cell table:style-name="Table2.C199" office:value-type="string">
            <text:p text:style-name="P191">Inst de trabajo: GPIB + VXI11</text:p>
          </table:table-cell>
          <table:table-cell table:style-name="Table2.D199" office:value-type="string">
            <text:p text:style-name="P153"/>
          </table:table-cell>
          <table:table-cell table:style-name="Table2.E199" office:value-type="string">
            <text:p text:style-name="P162"/>
          </table:table-cell>
          <table:covered-table-cell/>
        </table:table-row>
        <table:table-row>
          <table:covered-table-cell/>
          <table:covered-table-cell/>
          <table:table-cell table:style-name="Table2.C200" office:value-type="string">
            <text:p text:style-name="P189">Revisión informe técnico</text:p>
          </table:table-cell>
          <table:table-cell table:style-name="Table2.D200" office:value-type="string">
            <text:p text:style-name="P153"/>
          </table:table-cell>
          <table:table-cell table:style-name="Table2.E200" office:value-type="string">
            <text:p text:style-name="P162"/>
          </table:table-cell>
          <table:covered-table-cell/>
        </table:table-row>
      </table:table>
      <text:p text:style-name="Titulo_20_1"/>
      <text:p text:style-name="Titulo_20_1"><text:soft-page-break/></text:p>
      <text:p text:style-name="P1">Ausencia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6">Día</text:p>
          </table:table-cell>
          <table:table-cell table:style-name="Table3.B1" office:value-type="string">
            <text:p text:style-name="P66">Motivo</text:p>
          </table:table-cell>
        </table:table-row>
        <table:table-row table:style-name="Table3.1">
          <table:table-cell table:style-name="Table3.A2" office:value-type="string">
            <text:p text:style-name="P67">Marzo <text:span text:style-name="T4">30</text:span></text:p>
          </table:table-cell>
          <table:table-cell table:style-name="Table3.B2" office:value-type="string">
            <text:p text:style-name="P67">Medio día. Búsqueda de componentes <text:span text:style-name="T3">electrónicos</text:span>. Cita UCV</text:p>
          </table:table-cell>
        </table:table-row>
        <table:table-row table:style-name="Table3.1">
          <table:table-cell table:style-name="Table3.A2" office:value-type="string">
            <text:p text:style-name="P67">Abril 17</text:p>
          </table:table-cell>
          <table:table-cell table:style-name="Table3.B2" office:value-type="string">
            <text:p text:style-name="P67">Problemas por falta de transporte, protestas</text:p>
          </table:table-cell>
        </table:table-row>
        <table:table-row table:style-name="Table3.1">
          <table:table-cell table:style-name="Table3.A4" office:value-type="string">
            <text:p text:style-name="P67">Abril 26</text:p>
          </table:table-cell>
          <table:table-cell table:style-name="Table3.B4" office:value-type="string">
            <text:p text:style-name="P67">Problemas de salud</text:p>
          </table:table-cell>
        </table:table-row>
        <table:table-row table:style-name="Table3.1">
          <table:table-cell table:style-name="Table3.A5" office:value-type="string">
            <text:p text:style-name="P68">Mayo 1</text:p>
          </table:table-cell>
          <table:table-cell table:style-name="Table3.B5" office:value-type="string">
            <text:p text:style-name="P68"><text:span text:style-name="T3">Día</text:span> Trabajador</text:p>
          </table:table-cell>
        </table:table-row>
        <table:table-row table:style-name="Table3.1">
          <table:table-cell table:style-name="Table3.A2" office:value-type="string">
            <text:p text:style-name="P67">Mayo 2</text:p>
          </table:table-cell>
          <table:table-cell table:style-name="Table3.B2" office:value-type="string">
            <text:p text:style-name="P67">Compra alime<text:span text:style-name="T3">ntos.</text:span></text:p>
          </table:table-cell>
        </table:table-row>
        <table:table-row table:style-name="Table3.1">
          <table:table-cell table:style-name="Table3.A2" office:value-type="string">
            <text:p text:style-name="P68">Mayo 3</text:p>
          </table:table-cell>
          <table:table-cell table:style-name="Table3.B2" office:value-type="string">
            <text:p text:style-name="P68">Suspensión actividades, todo el día. (Concentración Altamira). </text:p>
          </table:table-cell>
        </table:table-row>
        <table:table-row table:style-name="Table3.1">
          <table:table-cell table:style-name="Table3.A2" office:value-type="string">
            <text:p text:style-name="P68">Mayo 4</text:p>
          </table:table-cell>
          <table:table-cell table:style-name="Table3.B2" office:value-type="string">
            <text:p text:style-name="P69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68">Mayo 5</text:p>
          </table:table-cell>
          <table:table-cell table:style-name="Table3.B2" office:value-type="string">
            <text:p text:style-name="P69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70">Mayo 10</text:p>
          </table:table-cell>
          <table:table-cell table:style-name="Table3.B2" office:value-type="string">
            <text:p text:style-name="P70">Cendit suspende actividades, todo el <text:span text:style-name="T17">día</text:span></text:p>
          </table:table-cell>
        </table:table-row>
        <table:table-row table:style-name="Table3.1">
          <table:table-cell table:style-name="Table3.A2" office:value-type="string">
            <text:p text:style-name="P71">Mayo 31</text:p>
          </table:table-cell>
          <table:table-cell table:style-name="Table3.B2" office:value-type="string">
            <text:p text:style-name="P71">Diligencia personal, todo el día.</text:p>
          </table:table-cell>
        </table:table-row>
        <table:table-row table:style-name="Table3.1">
          <table:table-cell table:style-name="Table3.A2" office:value-type="string">
            <text:p text:style-name="P72">Junio 13</text:p>
          </table:table-cell>
          <table:table-cell table:style-name="Table3.B2" office:value-type="string">
            <text:p text:style-name="P72">Ausencia por motivos de salud</text:p>
          </table:table-cell>
        </table:table-row>
        <table:table-row table:style-name="Table3.1">
          <table:table-cell table:style-name="Table3.A2" office:value-type="string">
            <text:p text:style-name="P73">Julio 3</text:p>
          </table:table-cell>
          <table:table-cell table:style-name="Table3.B2" office:value-type="string">
            <text:p text:style-name="P73">Ausencia diligencias personales</text:p>
          </table:table-cell>
        </table:table-row>
        <table:table-row table:style-name="Table3.1">
          <table:table-cell table:style-name="Table3.A2" office:value-type="string">
            <text:p text:style-name="P74">Julio 5</text:p>
          </table:table-cell>
          <table:table-cell table:style-name="Table3.B2" office:value-type="string">
            <text:p text:style-name="P74">Día de la independencia</text:p>
          </table:table-cell>
        </table:table-row>
      </table:table>
      <text:p text:style-name="Titulo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mm" fo:border="none" style:shadow="none" fo:keep-with-next="auto" text:number-lines="true" text:line-number="0" style:text-autospace="ideograph-alpha" style:punctuation-wrap="hanging" style:line-break="strict" style:tab-stop-distance="12.52m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Droid Sans" fo:font-family="'Droid Sans'" style:font-family-generic="swiss" style:font-name-asian="Droid Sans" style:font-family-asian="'Droid Sans'" style:font-family-generic-asian="swiss" fo:hyphenate="false"/>
    </style:style>
    <style:style style:name="Caption" style:family="paragraph" style:parent-style-name="Standard" style:class="extra">
      <style:paragraph-properties fo:margin-top="2.12mm" fo:margin-bottom="2.12m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hyphenate="false"/>
    </style:style>
    <style:style style:name="Titulo_20_2" style:display-name="Titulo 2" style:family="paragraph">
      <style:paragraph-properties fo:margin-top="0mm" fo:margin-bottom="1.76mm" style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hyphenate="false"/>
    </style:style>
    <style:style style:name="Titulo_20_1" style:display-name="Titulo 1" style:family="paragraph">
      <style:paragraph-properties fo:margin-top="0mm" fo:margin-bottom="1.76mm" style:contextual-spacing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Contents_20_4" style:display-name="Contents 4" style:family="paragraph" style:parent-style-name="Index" style:class="index">
      <style:paragraph-properties fo:margin-left="14.98mm" fo:margin-right="0mm" fo:hyphenation-ladder-count="no-limit" fo:text-indent="0mm" style:auto-text-indent="false">
        <style:tab-stops>
          <style:tab-stop style:position="160.92mm" style:type="right" style:leader-style="dotted" style:leader-text=".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fo:border="none" fo:padding="0mm"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meta:creation-date>2017-04-18T07:55:00Z</meta:creation-date>
    <dc:date>2017-07-07T06:56:16.887877742</dc:date>
    <meta:editing-cycles>164</meta:editing-cycles>
    <meta:editing-duration>P3DT4H5M27S</meta:editing-duration>
    <meta:document-statistic meta:table-count="4" meta:image-count="0" meta:object-count="0" meta:page-count="10" meta:paragraph-count="598" meta:word-count="1847" meta:character-count="12016" meta:non-whitespace-character-count="10755"/>
    <meta:template xlink:type="simple" xlink:actuate="onRequest" xlink:title="" xlink:href="Normal.dotm"/>
  </office:meta>
</office:document-meta>
</file>